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Console" svg:font-family="Lucida Console" style:font-family-generic="modern" style:font-pitch="fixed" svg:panose-1="2 11 6 9 4 5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indent="0in"/>
      <style:text-properties fo:font-weight="bold" style:font-weight-asian="bold" style:font-weight-complex="bold" fo:language="en" fo:country="US"/>
    </style:style>
    <style:style style:name="P2" style:parent-style-name="Normal" style:family="paragraph">
      <style:paragraph-properties fo:text-indent="0in"/>
      <style:text-properties fo:language="en" fo:country="US"/>
    </style:style>
    <style:style style:name="P3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1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1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1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1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1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1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1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1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1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1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2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2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2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2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2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2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2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2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28" style:parent-style-name="Normal" style:family="paragraph">
      <style:paragraph-properties fo:text-indent="0in"/>
    </style:style>
    <style:style style:name="P29" style:parent-style-name="ListParagraph" style:list-style-name="LFO1" style:family="paragraph">
      <style:text-properties fo:language="en" fo:country="US"/>
    </style:style>
    <style:style style:name="P3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" style:parent-style-name="gntyacmbo3b" style:family="text">
      <style:text-properties style:font-name="Lucida Console" fo:color="#FFFFFF" fo:language="en" fo:country="US"/>
    </style:style>
    <style:style style:name="P3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3" style:parent-style-name="gntyacmbo3b" style:family="text">
      <style:text-properties style:font-name="Lucida Console" fo:color="#FFFFFF" fo:language="en" fo:country="US"/>
    </style:style>
    <style:style style:name="P3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" style:parent-style-name="gntyacmbo3b" style:family="text">
      <style:text-properties style:font-name="Lucida Console" fo:color="#FFFFFF" fo:language="en" fo:country="US"/>
    </style:style>
    <style:style style:name="P3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8" style:parent-style-name="gntyacmbo3b" style:family="text">
      <style:text-properties style:font-name="Lucida Console" fo:color="#FFFFFF" fo:language="en" fo:country="US"/>
    </style:style>
    <style:style style:name="P3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0" style:parent-style-name="gntyacmbo3b" style:family="text">
      <style:text-properties style:font-name="Lucida Console" fo:color="#FFFFFF" fo:language="en" fo:country="US"/>
    </style:style>
    <style:style style:name="P4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2" style:parent-style-name="gntyacmbo3b" style:family="text">
      <style:text-properties style:font-name="Lucida Console" fo:color="#FFFFFF" fo:background-color="#00FF00" fo:language="en" fo:country="US"/>
    </style:style>
    <style:style style:name="T43" style:parent-style-name="gntyacmbo3b" style:family="text">
      <style:text-properties style:font-name="Lucida Console" fo:color="#FFFFFF" fo:language="en" fo:country="US"/>
    </style:style>
    <style:style style:name="T44" style:parent-style-name="gntyacmbo3b" style:family="text">
      <style:text-properties style:font-name="Lucida Console" fo:color="#FFFFFF" fo:background-color="#00FF00" fo:language="en" fo:country="US"/>
    </style:style>
    <style:style style:name="P4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6" style:parent-style-name="gntyacmbo3b" style:family="text">
      <style:text-properties style:font-name="Lucida Console" fo:color="#FFFFFF"/>
    </style:style>
    <style:style style:name="P4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8" style:parent-style-name="gntyacmbo3b" style:family="text">
      <style:text-properties style:font-name="Lucida Console" fo:color="#FFFFFF"/>
    </style:style>
    <style:style style:name="P4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0" style:parent-style-name="gntyacmbo3b" style:family="text">
      <style:text-properties style:font-name="Lucida Console" fo:color="#FFFFFF" fo:background-color="#00FF00"/>
    </style:style>
    <style:style style:name="T51" style:parent-style-name="gntyacmbo3b" style:family="text">
      <style:text-properties style:font-name="Lucida Console" fo:color="#FFFFFF"/>
    </style:style>
    <style:style style:name="T52" style:parent-style-name="gntyacmbo3b" style:family="text">
      <style:text-properties style:font-name="Lucida Console" fo:color="#FFFFFF" fo:background-color="#00FF00"/>
    </style:style>
    <style:style style:name="P5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4" style:parent-style-name="gntyacmbo3b" style:family="text">
      <style:text-properties style:font-name="Lucida Console" fo:color="#FFFFFF" fo:background-color="#00FF00"/>
    </style:style>
    <style:style style:name="T55" style:parent-style-name="gntyacmbo3b" style:family="text">
      <style:text-properties style:font-name="Lucida Console" fo:color="#FFFFFF"/>
    </style:style>
    <style:style style:name="T56" style:parent-style-name="gntyacmbo3b" style:family="text">
      <style:text-properties style:font-name="Lucida Console" fo:color="#FFFFFF" fo:background-color="#00FF00"/>
    </style:style>
    <style:style style:name="P5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8" style:parent-style-name="gntyacmbo3b" style:family="text">
      <style:text-properties style:font-name="Lucida Console" fo:color="#FFFFFF"/>
    </style:style>
    <style:style style:name="P59" style:parent-style-name="Normal" style:family="paragraph">
      <style:paragraph-properties fo:text-indent="0in"/>
      <style:text-properties fo:language="en" fo:country="US"/>
    </style:style>
    <style:style style:name="P60" style:parent-style-name="ListParagraph" style:list-style-name="LFO1" style:family="paragraph">
      <style:text-properties fo:language="en" fo:country="US"/>
    </style:style>
    <style:style style:name="P6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2" style:parent-style-name="gntyacmbo3b" style:family="text">
      <style:text-properties style:font-name="Lucida Console" fo:color="#FFFFFF" fo:language="en" fo:country="US"/>
    </style:style>
    <style:style style:name="P6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4" style:parent-style-name="gntyacmbo3b" style:family="text">
      <style:text-properties style:font-name="Lucida Console" fo:color="#FFFFFF" fo:language="en" fo:country="US"/>
    </style:style>
    <style:style style:name="P6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6" style:parent-style-name="gntyacmbo3b" style:family="text">
      <style:text-properties style:font-name="Lucida Console" fo:color="#FFFFFF" fo:language="en" fo:country="US"/>
    </style:style>
    <style:style style:name="P6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6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9" style:parent-style-name="gntyacmbo3b" style:family="text">
      <style:text-properties style:font-name="Lucida Console" fo:color="#FFFFFF" fo:language="en" fo:country="US"/>
    </style:style>
    <style:style style:name="P7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1" style:parent-style-name="gntyacmbo3b" style:family="text">
      <style:text-properties style:font-name="Lucida Console" fo:color="#FFFFFF" fo:language="en" fo:country="US"/>
    </style:style>
    <style:style style:name="P7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3" style:parent-style-name="gntyacmbo3b" style:family="text">
      <style:text-properties style:font-name="Lucida Console" fo:color="#FFFFFF" fo:background-color="#00FF00" fo:language="en" fo:country="US"/>
    </style:style>
    <style:style style:name="T74" style:parent-style-name="gntyacmbo3b" style:family="text">
      <style:text-properties style:font-name="Lucida Console" fo:color="#FFFFFF" fo:language="en" fo:country="US"/>
    </style:style>
    <style:style style:name="T75" style:parent-style-name="gntyacmbo3b" style:family="text">
      <style:text-properties style:font-name="Lucida Console" fo:color="#FFFFFF" fo:background-color="#00FF00" fo:language="en" fo:country="US"/>
    </style:style>
    <style:style style:name="P7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7" style:parent-style-name="gntyacmbo3b" style:family="text">
      <style:text-properties style:font-name="Lucida Console" fo:color="#FFFFFF"/>
    </style:style>
    <style:style style:name="P7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9" style:parent-style-name="gntyacmbo3b" style:family="text">
      <style:text-properties style:font-name="Lucida Console" fo:color="#FFFFFF"/>
    </style:style>
    <style:style style:name="P8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1" style:parent-style-name="gntyacmbo3b" style:family="text">
      <style:text-properties style:font-name="Lucida Console" fo:color="#FFFFFF" fo:background-color="#00FF00"/>
    </style:style>
    <style:style style:name="T82" style:parent-style-name="gntyacmbo3b" style:family="text">
      <style:text-properties style:font-name="Lucida Console" fo:color="#FFFFFF"/>
    </style:style>
    <style:style style:name="T83" style:parent-style-name="gntyacmbo3b" style:family="text">
      <style:text-properties style:font-name="Lucida Console" fo:color="#FFFFFF" fo:background-color="#00FF00"/>
    </style:style>
    <style:style style:name="P8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5" style:parent-style-name="gntyacmbo3b" style:family="text">
      <style:text-properties style:font-name="Lucida Console" fo:color="#FFFFFF" fo:background-color="#00FF00"/>
    </style:style>
    <style:style style:name="T86" style:parent-style-name="gntyacmbo3b" style:family="text">
      <style:text-properties style:font-name="Lucida Console" fo:color="#FFFFFF"/>
    </style:style>
    <style:style style:name="T87" style:parent-style-name="gntyacmbo3b" style:family="text">
      <style:text-properties style:font-name="Lucida Console" fo:color="#FFFFFF" fo:background-color="#00FF00"/>
    </style:style>
    <style:style style:name="P8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9" style:parent-style-name="gntyacmbo3b" style:family="text">
      <style:text-properties style:font-name="Lucida Console" fo:color="#FFFFFF"/>
    </style:style>
    <style:style style:name="P90" style:parent-style-name="Normal" style:family="paragraph">
      <style:paragraph-properties fo:text-indent="0in"/>
      <style:text-properties fo:language="en" fo:country="US"/>
    </style:style>
    <style:style style:name="P91" style:parent-style-name="ListParagraph" style:list-style-name="LFO1" style:family="paragraph">
      <style:text-properties fo:language="en" fo:country="US"/>
    </style:style>
    <style:style style:name="P9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3" style:parent-style-name="gntyacmbo3b" style:family="text">
      <style:text-properties style:font-name="Lucida Console" fo:color="#FFFFFF" fo:language="en" fo:country="US"/>
    </style:style>
    <style:style style:name="P9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5" style:parent-style-name="gntyacmbo3b" style:family="text">
      <style:text-properties style:font-name="Lucida Console" fo:color="#FFFFFF" fo:language="en" fo:country="US"/>
    </style:style>
    <style:style style:name="P9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7" style:parent-style-name="gntyacmbo3b" style:family="text">
      <style:text-properties style:font-name="Lucida Console" fo:color="#FFFFFF" fo:language="en" fo:country="US"/>
    </style:style>
    <style:style style:name="P9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9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0" style:parent-style-name="gntyacmbo3b" style:family="text">
      <style:text-properties style:font-name="Lucida Console" fo:color="#FFFFFF" fo:language="en" fo:country="US"/>
    </style:style>
    <style:style style:name="P10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2" style:parent-style-name="gntyacmbo3b" style:family="text">
      <style:text-properties style:font-name="Lucida Console" fo:color="#FFFFFF" fo:language="en" fo:country="US"/>
    </style:style>
    <style:style style:name="P10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4" style:parent-style-name="gntyacmbo3b" style:family="text">
      <style:text-properties style:font-name="Lucida Console" fo:color="#FFFFFF" fo:background-color="#00FF00" fo:language="en" fo:country="US"/>
    </style:style>
    <style:style style:name="T105" style:parent-style-name="gntyacmbo3b" style:family="text">
      <style:text-properties style:font-name="Lucida Console" fo:color="#FFFFFF" fo:language="en" fo:country="US"/>
    </style:style>
    <style:style style:name="T106" style:parent-style-name="gntyacmbo3b" style:family="text">
      <style:text-properties style:font-name="Lucida Console" fo:color="#FFFFFF" fo:background-color="#00FF00" fo:language="en" fo:country="US"/>
    </style:style>
    <style:style style:name="P10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8" style:parent-style-name="gntyacmbo3b" style:family="text">
      <style:text-properties style:font-name="Lucida Console" fo:color="#FFFFFF"/>
    </style:style>
    <style:style style:name="P10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0" style:parent-style-name="gntyacmbo3b" style:family="text">
      <style:text-properties style:font-name="Lucida Console" fo:color="#FFFFFF" fo:background-color="#00FF00"/>
    </style:style>
    <style:style style:name="T111" style:parent-style-name="gntyacmbo3b" style:family="text">
      <style:text-properties style:font-name="Lucida Console" fo:color="#FFFFFF"/>
    </style:style>
    <style:style style:name="T112" style:parent-style-name="gntyacmbo3b" style:family="text">
      <style:text-properties style:font-name="Lucida Console" fo:color="#FFFFFF" fo:background-color="#00FF00"/>
    </style:style>
    <style:style style:name="P11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4" style:parent-style-name="gntyacmbo3b" style:family="text">
      <style:text-properties style:font-name="Lucida Console" fo:color="#FFFFFF" fo:background-color="#00FF00"/>
    </style:style>
    <style:style style:name="T115" style:parent-style-name="gntyacmbo3b" style:family="text">
      <style:text-properties style:font-name="Lucida Console" fo:color="#FFFFFF"/>
    </style:style>
    <style:style style:name="T116" style:parent-style-name="gntyacmbo3b" style:family="text">
      <style:text-properties style:font-name="Lucida Console" fo:color="#FFFFFF" fo:background-color="#00FF00"/>
    </style:style>
    <style:style style:name="P11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8" style:parent-style-name="gntyacmbo3b" style:family="text">
      <style:text-properties style:font-name="Lucida Console" fo:color="#FFFFFF" fo:background-color="#00FF00"/>
    </style:style>
    <style:style style:name="T119" style:parent-style-name="gntyacmbo3b" style:family="text">
      <style:text-properties style:font-name="Lucida Console" fo:color="#FFFFFF"/>
    </style:style>
    <style:style style:name="T120" style:parent-style-name="gntyacmbo3b" style:family="text">
      <style:text-properties style:font-name="Lucida Console" fo:color="#FFFFFF" fo:background-color="#00FF00"/>
    </style:style>
    <style:style style:name="P12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2" style:parent-style-name="gntyacmbo3b" style:family="text">
      <style:text-properties style:font-name="Lucida Console" fo:color="#FFFFFF"/>
    </style:style>
    <style:style style:name="P123" style:parent-style-name="Normal" style:family="paragraph">
      <style:paragraph-properties fo:text-indent="0in"/>
      <style:text-properties fo:language="en" fo:country="US"/>
    </style:style>
    <style:style style:name="P124" style:parent-style-name="ListParagraph" style:list-style-name="LFO1" style:family="paragraph">
      <style:text-properties fo:language="en" fo:country="US"/>
    </style:style>
    <style:style style:name="P125" style:parent-style-name="ListParagraph" style:list-style-name="LFO1" style:family="paragraph">
      <style:text-properties fo:language="en" fo:country="US"/>
    </style:style>
    <style:style style:name="P126" style:parent-style-name="Normal" style:family="paragraph">
      <style:paragraph-properties fo:text-indent="0in"/>
      <style:text-properties fo:language="en" fo:country="US"/>
    </style:style>
    <style:style style:name="P12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8" style:parent-style-name="gntyacmbo3b" style:family="text">
      <style:text-properties style:font-name="Lucida Console" fo:color="#FFFFFF" fo:language="en" fo:country="US"/>
    </style:style>
    <style:style style:name="P12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30" style:parent-style-name="gntyacmbo3b" style:family="text">
      <style:text-properties style:font-name="Lucida Console" fo:color="#FFFFFF" fo:language="en" fo:country="US"/>
    </style:style>
    <style:style style:name="P13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32" style:parent-style-name="gntyacmbo3b" style:family="text">
      <style:text-properties style:font-name="Lucida Console" fo:color="#FFFFFF" fo:language="en" fo:country="US"/>
    </style:style>
    <style:style style:name="P13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13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35" style:parent-style-name="gntyacmbo3b" style:family="text">
      <style:text-properties style:font-name="Lucida Console" fo:color="#FFFFFF" fo:language="en" fo:country="US"/>
    </style:style>
    <style:style style:name="P13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37" style:parent-style-name="gntyacmbo3b" style:family="text">
      <style:text-properties style:font-name="Lucida Console" fo:color="#FFFFFF" fo:language="en" fo:country="US"/>
    </style:style>
    <style:style style:name="P13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39" style:parent-style-name="gntyacmbo3b" style:family="text">
      <style:text-properties style:font-name="Lucida Console" fo:color="#FFFFFF" fo:language="en" fo:country="US"/>
    </style:style>
    <style:style style:name="P14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1" style:parent-style-name="gntyacmbo3b" style:family="text">
      <style:text-properties style:font-name="Lucida Console" fo:color="#FFFFFF" fo:background-color="#00FF00"/>
    </style:style>
    <style:style style:name="T142" style:parent-style-name="gntyacmbo3b" style:family="text">
      <style:text-properties style:font-name="Lucida Console" fo:color="#FFFFFF"/>
    </style:style>
    <style:style style:name="T143" style:parent-style-name="gntyacmbo3b" style:family="text">
      <style:text-properties style:font-name="Lucida Console" fo:color="#FFFFFF" fo:background-color="#00FF00"/>
    </style:style>
    <style:style style:name="P14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5" style:parent-style-name="gntyacmbo3b" style:family="text">
      <style:text-properties style:font-name="Lucida Console" fo:color="#FFFFFF" fo:background-color="#00FF00"/>
    </style:style>
    <style:style style:name="T146" style:parent-style-name="gntyacmbo3b" style:family="text">
      <style:text-properties style:font-name="Lucida Console" fo:color="#FFFFFF"/>
    </style:style>
    <style:style style:name="T147" style:parent-style-name="gntyacmbo3b" style:family="text">
      <style:text-properties style:font-name="Lucida Console" fo:color="#FFFFFF" fo:background-color="#00FF00"/>
    </style:style>
    <style:style style:name="P14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9" style:parent-style-name="gntyacmbo3b" style:family="text">
      <style:text-properties style:font-name="Lucida Console" fo:color="#FFFFFF" fo:background-color="#00FF00"/>
    </style:style>
    <style:style style:name="T150" style:parent-style-name="gntyacmbo3b" style:family="text">
      <style:text-properties style:font-name="Lucida Console" fo:color="#FFFFFF"/>
    </style:style>
    <style:style style:name="T151" style:parent-style-name="gntyacmbo3b" style:family="text">
      <style:text-properties style:font-name="Lucida Console" fo:color="#FFFFFF" fo:background-color="#00FF00"/>
    </style:style>
    <style:style style:name="P15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53" style:parent-style-name="gntyacmbo3b" style:family="text">
      <style:text-properties style:font-name="Lucida Console" fo:color="#FFFFFF" fo:background-color="#00FF00"/>
    </style:style>
    <style:style style:name="T154" style:parent-style-name="gntyacmbo3b" style:family="text">
      <style:text-properties style:font-name="Lucida Console" fo:color="#FFFFFF"/>
    </style:style>
    <style:style style:name="T155" style:parent-style-name="gntyacmbo3b" style:family="text">
      <style:text-properties style:font-name="Lucida Console" fo:color="#FFFFFF" fo:background-color="#00FF00"/>
    </style:style>
    <style:style style:name="P15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57" style:parent-style-name="gntyacmbo3b" style:family="text">
      <style:text-properties style:font-name="Lucida Console" fo:color="#FFFFFF" fo:background-color="#00FF00"/>
    </style:style>
    <style:style style:name="T158" style:parent-style-name="gntyacmbo3b" style:family="text">
      <style:text-properties style:font-name="Lucida Console" fo:color="#FFFFFF"/>
    </style:style>
    <style:style style:name="T159" style:parent-style-name="gntyacmbo3b" style:family="text">
      <style:text-properties style:font-name="Lucida Console" fo:color="#FFFFFF" fo:background-color="#00FF00"/>
    </style:style>
    <style:style style:name="P160" style:parent-style-name="Normal" style:family="paragraph">
      <style:paragraph-properties fo:text-indent="0in"/>
      <style:text-properties fo:language="en" fo:country="US"/>
    </style:style>
    <style:style style:name="P161" style:parent-style-name="ListParagraph" style:list-style-name="LFO1" style:family="paragraph">
      <style:text-properties fo:language="en" fo:country="US"/>
    </style:style>
    <style:style style:name="P162" style:parent-style-name="ListParagraph" style:list-style-name="LFO1" style:family="paragraph">
      <style:text-properties fo:language="en" fo:country="US"/>
    </style:style>
    <style:style style:name="P163" style:parent-style-name="Normal" style:family="paragraph">
      <style:paragraph-properties fo:text-indent="0in"/>
      <style:text-properties fo:language="en" fo:country="US"/>
    </style:style>
    <style:style style:name="P16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65" style:parent-style-name="gntyacmbo3b" style:family="text">
      <style:text-properties style:font-name="Lucida Console" fo:color="#FFFFFF" fo:language="en" fo:country="US"/>
    </style:style>
    <style:style style:name="P16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67" style:parent-style-name="gntyacmbo3b" style:family="text">
      <style:text-properties style:font-name="Lucida Console" fo:color="#FFFFFF" fo:language="en" fo:country="US"/>
    </style:style>
    <style:style style:name="P16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69" style:parent-style-name="gntyacmbo3b" style:family="text">
      <style:text-properties style:font-name="Lucida Console" fo:color="#FFFFFF" fo:language="en" fo:country="US"/>
    </style:style>
    <style:style style:name="P17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17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2" style:parent-style-name="gntyacmbo3b" style:family="text">
      <style:text-properties style:font-name="Lucida Console" fo:color="#FFFFFF" fo:language="en" fo:country="US"/>
    </style:style>
    <style:style style:name="P17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4" style:parent-style-name="gntyacmbo3b" style:family="text">
      <style:text-properties style:font-name="Lucida Console" fo:color="#FFFFFF" fo:language="en" fo:country="US"/>
    </style:style>
    <style:style style:name="P17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6" style:parent-style-name="gntyacmbo3b" style:family="text">
      <style:text-properties style:font-name="Lucida Console" fo:color="#FFFFFF" fo:language="en" fo:country="US"/>
    </style:style>
    <style:style style:name="P17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8" style:parent-style-name="gntyacmbo3b" style:family="text">
      <style:text-properties style:font-name="Lucida Console" fo:color="#FFFFFF" fo:background-color="#00FF00"/>
    </style:style>
    <style:style style:name="T179" style:parent-style-name="gntyacmbo3b" style:family="text">
      <style:text-properties style:font-name="Lucida Console" fo:color="#FFFFFF"/>
    </style:style>
    <style:style style:name="T180" style:parent-style-name="gntyacmbo3b" style:family="text">
      <style:text-properties style:font-name="Lucida Console" fo:color="#FFFFFF" fo:background-color="#00FF00"/>
    </style:style>
    <style:style style:name="P18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2" style:parent-style-name="gntyacmbo3b" style:family="text">
      <style:text-properties style:font-name="Lucida Console" fo:color="#FFFFFF" fo:background-color="#00FF00"/>
    </style:style>
    <style:style style:name="T183" style:parent-style-name="gntyacmbo3b" style:family="text">
      <style:text-properties style:font-name="Lucida Console" fo:color="#FFFFFF"/>
    </style:style>
    <style:style style:name="T184" style:parent-style-name="gntyacmbo3b" style:family="text">
      <style:text-properties style:font-name="Lucida Console" fo:color="#FFFFFF" fo:background-color="#00FF00"/>
    </style:style>
    <style:style style:name="P18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6" style:parent-style-name="gntyacmbo3b" style:family="text">
      <style:text-properties style:font-name="Lucida Console" fo:color="#FFFFFF"/>
    </style:style>
    <style:style style:name="P18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8" style:parent-style-name="gntyacmbo3b" style:family="text">
      <style:text-properties style:font-name="Lucida Console" fo:color="#FFFFFF" fo:background-color="#00FF00"/>
    </style:style>
    <style:style style:name="T189" style:parent-style-name="gntyacmbo3b" style:family="text">
      <style:text-properties style:font-name="Lucida Console" fo:color="#FFFFFF"/>
    </style:style>
    <style:style style:name="T190" style:parent-style-name="gntyacmbo3b" style:family="text">
      <style:text-properties style:font-name="Lucida Console" fo:color="#FFFFFF" fo:background-color="#00FF00"/>
    </style:style>
    <style:style style:name="P19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92" style:parent-style-name="gntyacmbo3b" style:family="text">
      <style:text-properties style:font-name="Lucida Console" fo:color="#FFFFFF"/>
    </style:style>
    <style:style style:name="P193" style:parent-style-name="Normal" style:family="paragraph">
      <style:paragraph-properties fo:text-indent="0in"/>
      <style:text-properties fo:language="en" fo:country="US"/>
    </style:style>
    <style:style style:name="P194" style:parent-style-name="ListParagraph" style:list-style-name="LFO1" style:family="paragraph">
      <style:text-properties fo:language="en" fo:country="US"/>
    </style:style>
    <style:style style:name="P195" style:parent-style-name="ListParagraph" style:list-style-name="LFO1" style:family="paragraph">
      <style:text-properties fo:language="en" fo:country="US"/>
    </style:style>
    <style:style style:name="P196" style:parent-style-name="ListParagraph" style:list-style-name="LFO1" style:family="paragraph">
      <style:text-properties fo:language="en" fo:country="US"/>
    </style:style>
    <style:style style:name="P197" style:parent-style-name="Normal" style:family="paragraph">
      <style:paragraph-properties fo:text-indent="0in"/>
      <style:text-properties fo:language="en" fo:country="US"/>
    </style:style>
    <style:style style:name="P198" style:parent-style-name="Normal" style:family="paragraph">
      <style:paragraph-properties fo:text-indent="0in"/>
      <style:text-properties fo:language="en" fo:country="US"/>
    </style:style>
    <style:style style:name="P199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20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01" style:parent-style-name="gntyacmbf4b" style:family="text">
      <style:text-properties style:font-name="Lucida Console" fo:color="#FF6600" fo:language="en" fo:country="US"/>
    </style:style>
    <style:style style:name="T202" style:parent-style-name="gntyacmbe3b" style:family="text">
      <style:text-properties style:font-name="Lucida Console" fo:color="#FF6600" fo:language="en" fo:country="US"/>
    </style:style>
    <style:style style:name="P20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04" style:parent-style-name="gntyacmbo3b" style:family="text">
      <style:text-properties style:font-name="Lucida Console" fo:color="#FFFFFF" fo:language="en" fo:country="US"/>
    </style:style>
    <style:style style:name="P20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06" style:parent-style-name="gntyacmbo3b" style:family="text">
      <style:text-properties style:font-name="Lucida Console" fo:color="#FFFFFF" fo:language="en" fo:country="US"/>
    </style:style>
    <style:style style:name="P20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08" style:parent-style-name="gntyacmbo3b" style:family="text">
      <style:text-properties style:font-name="Lucida Console" fo:color="#FFFFFF" fo:language="en" fo:country="US"/>
    </style:style>
    <style:style style:name="P20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1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1" style:parent-style-name="gntyacmbo3b" style:family="text">
      <style:text-properties style:font-name="Lucida Console" fo:color="#FFFFFF" fo:language="en" fo:country="US"/>
    </style:style>
    <style:style style:name="P21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3" style:parent-style-name="gntyacmbo3b" style:family="text">
      <style:text-properties style:font-name="Lucida Console" fo:color="#FFFFFF" fo:language="en" fo:country="US"/>
    </style:style>
    <style:style style:name="P21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5" style:parent-style-name="gntyacmbo3b" style:family="text">
      <style:text-properties style:font-name="Lucida Console" fo:color="#FFFFFF" fo:background-color="#00FF00" fo:language="en" fo:country="US"/>
    </style:style>
    <style:style style:name="T216" style:parent-style-name="gntyacmbo3b" style:family="text">
      <style:text-properties style:font-name="Lucida Console" fo:color="#FFFFFF" fo:language="en" fo:country="US"/>
    </style:style>
    <style:style style:name="T217" style:parent-style-name="gntyacmbo3b" style:family="text">
      <style:text-properties style:font-name="Lucida Console" fo:color="#FFFFFF" fo:background-color="#00FF00" fo:language="en" fo:country="US"/>
    </style:style>
    <style:style style:name="P21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9" style:parent-style-name="gntyacmbo3b" style:family="text">
      <style:text-properties style:font-name="Lucida Console" fo:color="#FFFFFF" fo:background-color="#00FF00"/>
    </style:style>
    <style:style style:name="T220" style:parent-style-name="gntyacmbo3b" style:family="text">
      <style:text-properties style:font-name="Lucida Console" fo:color="#FFFFFF"/>
    </style:style>
    <style:style style:name="T221" style:parent-style-name="gntyacmbo3b" style:family="text">
      <style:text-properties style:font-name="Lucida Console" fo:color="#FFFFFF" fo:background-color="#00FF00"/>
    </style:style>
    <style:style style:name="P22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3" style:parent-style-name="gntyacmbo3b" style:family="text">
      <style:text-properties style:font-name="Lucida Console" fo:color="#FFFFFF"/>
    </style:style>
    <style:style style:name="P22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5" style:parent-style-name="gntyacmbo3b" style:family="text">
      <style:text-properties style:font-name="Lucida Console" fo:color="#FFFFFF"/>
    </style:style>
    <style:style style:name="P22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7" style:parent-style-name="gntyacmbo3b" style:family="text">
      <style:text-properties style:font-name="Lucida Console" fo:color="#FFFFFF" fo:background-color="#00FF00"/>
    </style:style>
    <style:style style:name="T228" style:parent-style-name="gntyacmbo3b" style:family="text">
      <style:text-properties style:font-name="Lucida Console" fo:color="#FFFFFF"/>
    </style:style>
    <style:style style:name="T229" style:parent-style-name="gntyacmbo3b" style:family="text">
      <style:text-properties style:font-name="Lucida Console" fo:color="#FFFFFF" fo:background-color="#00FF00"/>
    </style:style>
    <style:style style:name="P23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31" style:parent-style-name="gntyacmbo3b" style:family="text">
      <style:text-properties style:font-name="Lucida Console" fo:color="#FFFFFF" fo:background-color="#00FF00"/>
    </style:style>
    <style:style style:name="T232" style:parent-style-name="gntyacmbo3b" style:family="text">
      <style:text-properties style:font-name="Lucida Console" fo:color="#FFFFFF"/>
    </style:style>
    <style:style style:name="T233" style:parent-style-name="gntyacmbo3b" style:family="text">
      <style:text-properties style:font-name="Lucida Console" fo:color="#FFFFFF" fo:background-color="#00FF00"/>
    </style:style>
    <style:style style:name="P234" style:parent-style-name="Normal" style:family="paragraph">
      <style:paragraph-properties fo:text-indent="0in"/>
      <style:text-properties fo:language="en" fo:country="US"/>
    </style:style>
    <style:style style:name="P235" style:parent-style-name="ListParagraph" style:list-style-name="LFO1" style:family="paragraph">
      <style:text-properties fo:language="en" fo:country="US"/>
    </style:style>
    <style:style style:name="P236" style:parent-style-name="Normal" style:family="paragraph">
      <style:paragraph-properties fo:text-indent="0in"/>
      <style:text-properties fo:language="en" fo:country="US"/>
    </style:style>
    <style:style style:name="P23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38" style:parent-style-name="gntyacmbo3b" style:family="text">
      <style:text-properties style:font-name="Lucida Console" fo:color="#FFFFFF" fo:language="en" fo:country="US"/>
    </style:style>
    <style:style style:name="P23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40" style:parent-style-name="gntyacmbo3b" style:family="text">
      <style:text-properties style:font-name="Lucida Console" fo:color="#FFFFFF" fo:language="en" fo:country="US"/>
    </style:style>
    <style:style style:name="P24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42" style:parent-style-name="gntyacmbo3b" style:family="text">
      <style:text-properties style:font-name="Lucida Console" fo:color="#FFFFFF" fo:language="en" fo:country="US"/>
    </style:style>
    <style:style style:name="P24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4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45" style:parent-style-name="gntyacmbo3b" style:family="text">
      <style:text-properties style:font-name="Lucida Console" fo:color="#FFFFFF" fo:language="en" fo:country="US"/>
    </style:style>
    <style:style style:name="P24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47" style:parent-style-name="gntyacmbo3b" style:family="text">
      <style:text-properties style:font-name="Lucida Console" fo:color="#FFFFFF" fo:language="en" fo:country="US"/>
    </style:style>
    <style:style style:name="P24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49" style:parent-style-name="gntyacmbo3b" style:family="text">
      <style:text-properties style:font-name="Lucida Console" fo:color="#FFFFFF" fo:language="en" fo:country="US"/>
    </style:style>
    <style:style style:name="P25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1" style:parent-style-name="gntyacmbo3b" style:family="text">
      <style:text-properties style:font-name="Lucida Console" fo:color="#FFFFFF"/>
    </style:style>
    <style:style style:name="P25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3" style:parent-style-name="gntyacmbo3b" style:family="text">
      <style:text-properties style:font-name="Lucida Console" fo:color="#FFFFFF"/>
    </style:style>
    <style:style style:name="P25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5" style:parent-style-name="gntyacmbo3b" style:family="text">
      <style:text-properties style:font-name="Lucida Console" fo:color="#FFFFFF"/>
    </style:style>
    <style:style style:name="P25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7" style:parent-style-name="gntyacmbo3b" style:family="text">
      <style:text-properties style:font-name="Lucida Console" fo:color="#FFFFFF" fo:background-color="#00FF00"/>
    </style:style>
    <style:style style:name="T258" style:parent-style-name="gntyacmbo3b" style:family="text">
      <style:text-properties style:font-name="Lucida Console" fo:color="#FFFFFF"/>
    </style:style>
    <style:style style:name="T259" style:parent-style-name="gntyacmbo3b" style:family="text">
      <style:text-properties style:font-name="Lucida Console" fo:color="#FFFFFF" fo:background-color="#00FF00"/>
    </style:style>
    <style:style style:name="P26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1" style:parent-style-name="gntyacmbo3b" style:family="text">
      <style:text-properties style:font-name="Lucida Console" fo:color="#FFFFFF"/>
    </style:style>
    <style:style style:name="P262" style:parent-style-name="Normal" style:family="paragraph">
      <style:paragraph-properties fo:text-indent="0in"/>
      <style:text-properties fo:language="en" fo:country="US"/>
    </style:style>
    <style:style style:name="P263" style:parent-style-name="ListParagraph" style:list-style-name="LFO1" style:family="paragraph">
      <style:text-properties fo:language="en" fo:country="US"/>
    </style:style>
    <style:style style:name="P26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5" style:parent-style-name="gntyacmbo3b" style:family="text">
      <style:text-properties style:font-name="Lucida Console" fo:color="#FFFFFF" fo:language="en" fo:country="US"/>
    </style:style>
    <style:style style:name="P26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7" style:parent-style-name="gntyacmbo3b" style:family="text">
      <style:text-properties style:font-name="Lucida Console" fo:color="#FFFFFF" fo:language="en" fo:country="US"/>
    </style:style>
    <style:style style:name="P26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9" style:parent-style-name="gntyacmbo3b" style:family="text">
      <style:text-properties style:font-name="Lucida Console" fo:color="#FFFFFF" fo:language="en" fo:country="US"/>
    </style:style>
    <style:style style:name="P27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7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72" style:parent-style-name="gntyacmbo3b" style:family="text">
      <style:text-properties style:font-name="Lucida Console" fo:color="#FFFFFF" fo:language="en" fo:country="US"/>
    </style:style>
    <style:style style:name="P27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74" style:parent-style-name="gntyacmbo3b" style:family="text">
      <style:text-properties style:font-name="Lucida Console" fo:color="#FFFFFF" fo:language="en" fo:country="US"/>
    </style:style>
    <style:style style:name="P27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76" style:parent-style-name="gntyacmbo3b" style:family="text">
      <style:text-properties style:font-name="Lucida Console" fo:color="#FFFFFF" fo:language="en" fo:country="US"/>
    </style:style>
    <style:style style:name="P27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78" style:parent-style-name="gntyacmbo3b" style:family="text">
      <style:text-properties style:font-name="Lucida Console" fo:color="#FFFFFF"/>
    </style:style>
    <style:style style:name="P27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0" style:parent-style-name="gntyacmbo3b" style:family="text">
      <style:text-properties style:font-name="Lucida Console" fo:color="#FFFFFF"/>
    </style:style>
    <style:style style:name="P28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2" style:parent-style-name="gntyacmbo3b" style:family="text">
      <style:text-properties style:font-name="Lucida Console" fo:color="#FFFFFF" fo:background-color="#00FF00"/>
    </style:style>
    <style:style style:name="T283" style:parent-style-name="gntyacmbo3b" style:family="text">
      <style:text-properties style:font-name="Lucida Console" fo:color="#FFFFFF"/>
    </style:style>
    <style:style style:name="T284" style:parent-style-name="gntyacmbo3b" style:family="text">
      <style:text-properties style:font-name="Lucida Console" fo:color="#FFFFFF" fo:background-color="#00FF00"/>
    </style:style>
    <style:style style:name="P28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6" style:parent-style-name="gntyacmbo3b" style:family="text">
      <style:text-properties style:font-name="Lucida Console" fo:color="#FFFFFF" fo:background-color="#00FF00"/>
    </style:style>
    <style:style style:name="T287" style:parent-style-name="gntyacmbo3b" style:family="text">
      <style:text-properties style:font-name="Lucida Console" fo:color="#FFFFFF"/>
    </style:style>
    <style:style style:name="T288" style:parent-style-name="gntyacmbo3b" style:family="text">
      <style:text-properties style:font-name="Lucida Console" fo:color="#FFFFFF" fo:background-color="#00FF00"/>
    </style:style>
    <style:style style:name="P28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0" style:parent-style-name="gntyacmbo3b" style:family="text">
      <style:text-properties style:font-name="Lucida Console" fo:color="#FFFFFF"/>
    </style:style>
    <style:style style:name="P291" style:parent-style-name="Normal" style:family="paragraph">
      <style:paragraph-properties fo:text-indent="0in"/>
      <style:text-properties fo:language="en" fo:country="US"/>
    </style:style>
    <style:style style:name="P292" style:parent-style-name="ListParagraph" style:list-style-name="LFO1" style:family="paragraph">
      <style:text-properties fo:language="en" fo:country="US"/>
    </style:style>
    <style:style style:name="P293" style:parent-style-name="ListParagraph" style:list-style-name="LFO1" style:family="paragraph">
      <style:text-properties fo:language="en" fo:country="US"/>
    </style:style>
    <style:style style:name="P29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5" style:parent-style-name="gntyacmbo3b" style:family="text">
      <style:text-properties style:font-name="Lucida Console" fo:color="#FFFFFF" fo:language="en" fo:country="US"/>
    </style:style>
    <style:style style:name="P29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7" style:parent-style-name="gntyacmbo3b" style:family="text">
      <style:text-properties style:font-name="Lucida Console" fo:color="#FFFFFF" fo:language="en" fo:country="US"/>
    </style:style>
    <style:style style:name="P29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9" style:parent-style-name="gntyacmbo3b" style:family="text">
      <style:text-properties style:font-name="Lucida Console" fo:color="#FFFFFF" fo:language="en" fo:country="US"/>
    </style:style>
    <style:style style:name="P30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0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02" style:parent-style-name="gntyacmbo3b" style:family="text">
      <style:text-properties style:font-name="Lucida Console" fo:color="#FFFFFF" fo:language="en" fo:country="US"/>
    </style:style>
    <style:style style:name="P30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04" style:parent-style-name="gntyacmbo3b" style:family="text">
      <style:text-properties style:font-name="Lucida Console" fo:color="#FFFFFF" fo:language="en" fo:country="US"/>
    </style:style>
    <style:style style:name="P30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06" style:parent-style-name="gntyacmbo3b" style:family="text">
      <style:text-properties style:font-name="Lucida Console" fo:color="#FFFFFF" fo:language="en" fo:country="US"/>
    </style:style>
    <style:style style:name="P30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08" style:parent-style-name="gntyacmbo3b" style:family="text">
      <style:text-properties style:font-name="Lucida Console" fo:color="#FFFFFF"/>
    </style:style>
    <style:style style:name="P30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0" style:parent-style-name="gntyacmbo3b" style:family="text">
      <style:text-properties style:font-name="Lucida Console" fo:color="#FFFFFF" fo:background-color="#00FF00"/>
    </style:style>
    <style:style style:name="T311" style:parent-style-name="gntyacmbo3b" style:family="text">
      <style:text-properties style:font-name="Lucida Console" fo:color="#FFFFFF"/>
    </style:style>
    <style:style style:name="T312" style:parent-style-name="gntyacmbo3b" style:family="text">
      <style:text-properties style:font-name="Lucida Console" fo:color="#FFFFFF" fo:background-color="#00FF00"/>
    </style:style>
    <style:style style:name="P31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4" style:parent-style-name="gntyacmbo3b" style:family="text">
      <style:text-properties style:font-name="Lucida Console" fo:color="#FFFFFF" fo:background-color="#00FF00"/>
    </style:style>
    <style:style style:name="T315" style:parent-style-name="gntyacmbo3b" style:family="text">
      <style:text-properties style:font-name="Lucida Console" fo:color="#FFFFFF"/>
    </style:style>
    <style:style style:name="T316" style:parent-style-name="gntyacmbo3b" style:family="text">
      <style:text-properties style:font-name="Lucida Console" fo:color="#FFFFFF" fo:background-color="#00FF00"/>
    </style:style>
    <style:style style:name="P31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8" style:parent-style-name="gntyacmbo3b" style:family="text">
      <style:text-properties style:font-name="Lucida Console" fo:color="#FFFFFF" fo:background-color="#00FF00"/>
    </style:style>
    <style:style style:name="T319" style:parent-style-name="gntyacmbo3b" style:family="text">
      <style:text-properties style:font-name="Lucida Console" fo:color="#FFFFFF"/>
    </style:style>
    <style:style style:name="T320" style:parent-style-name="gntyacmbo3b" style:family="text">
      <style:text-properties style:font-name="Lucida Console" fo:color="#FFFFFF" fo:background-color="#00FF00"/>
    </style:style>
    <style:style style:name="P32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22" style:parent-style-name="gntyacmbo3b" style:family="text">
      <style:text-properties style:font-name="Lucida Console" fo:color="#FFFFFF"/>
    </style:style>
    <style:style style:name="P323" style:parent-style-name="Normal" style:family="paragraph">
      <style:paragraph-properties fo:text-indent="0in"/>
      <style:text-properties fo:language="en" fo:country="US"/>
    </style:style>
    <style:style style:name="P324" style:parent-style-name="ListParagraph" style:list-style-name="LFO1" style:family="paragraph">
      <style:text-properties fo:language="en" fo:country="US"/>
    </style:style>
    <style:style style:name="P325" style:parent-style-name="ListParagraph" style:list-style-name="LFO1" style:family="paragraph">
      <style:text-properties fo:language="en" fo:country="US"/>
    </style:style>
    <style:style style:name="P32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27" style:parent-style-name="gntyacmbo3b" style:family="text">
      <style:text-properties style:font-name="Lucida Console" fo:color="#FFFFFF" fo:language="en" fo:country="US"/>
    </style:style>
    <style:style style:name="P32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29" style:parent-style-name="gntyacmbo3b" style:family="text">
      <style:text-properties style:font-name="Lucida Console" fo:color="#FFFFFF" fo:language="en" fo:country="US"/>
    </style:style>
    <style:style style:name="P33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31" style:parent-style-name="gntyacmbo3b" style:family="text">
      <style:text-properties style:font-name="Lucida Console" fo:color="#FFFFFF" fo:language="en" fo:country="US"/>
    </style:style>
    <style:style style:name="P33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3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34" style:parent-style-name="gntyacmbo3b" style:family="text">
      <style:text-properties style:font-name="Lucida Console" fo:color="#FFFFFF" fo:language="en" fo:country="US"/>
    </style:style>
    <style:style style:name="P33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36" style:parent-style-name="gntyacmbo3b" style:family="text">
      <style:text-properties style:font-name="Lucida Console" fo:color="#FFFFFF" fo:language="en" fo:country="US"/>
    </style:style>
    <style:style style:name="P33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38" style:parent-style-name="gntyacmbo3b" style:family="text">
      <style:text-properties style:font-name="Lucida Console" fo:color="#FFFFFF" fo:language="en" fo:country="US"/>
    </style:style>
    <style:style style:name="P33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0" style:parent-style-name="gntyacmbo3b" style:family="text">
      <style:text-properties style:font-name="Lucida Console" fo:color="#FFFFFF"/>
    </style:style>
    <style:style style:name="P34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2" style:parent-style-name="gntyacmbo3b" style:family="text">
      <style:text-properties style:font-name="Lucida Console" fo:color="#FFFFFF" fo:background-color="#00FF00"/>
    </style:style>
    <style:style style:name="T343" style:parent-style-name="gntyacmbo3b" style:family="text">
      <style:text-properties style:font-name="Lucida Console" fo:color="#FFFFFF"/>
    </style:style>
    <style:style style:name="T344" style:parent-style-name="gntyacmbo3b" style:family="text">
      <style:text-properties style:font-name="Lucida Console" fo:color="#FFFFFF" fo:background-color="#00FF00"/>
    </style:style>
    <style:style style:name="P34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6" style:parent-style-name="gntyacmbo3b" style:family="text">
      <style:text-properties style:font-name="Lucida Console" fo:color="#FFFFFF" fo:background-color="#00FF00"/>
    </style:style>
    <style:style style:name="T347" style:parent-style-name="gntyacmbo3b" style:family="text">
      <style:text-properties style:font-name="Lucida Console" fo:color="#FFFFFF"/>
    </style:style>
    <style:style style:name="T348" style:parent-style-name="gntyacmbo3b" style:family="text">
      <style:text-properties style:font-name="Lucida Console" fo:color="#FFFFFF" fo:background-color="#00FF00"/>
    </style:style>
    <style:style style:name="P34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0" style:parent-style-name="gntyacmbo3b" style:family="text">
      <style:text-properties style:font-name="Lucida Console" fo:color="#FFFFFF" fo:background-color="#00FF00"/>
    </style:style>
    <style:style style:name="T351" style:parent-style-name="gntyacmbo3b" style:family="text">
      <style:text-properties style:font-name="Lucida Console" fo:color="#FFFFFF"/>
    </style:style>
    <style:style style:name="T352" style:parent-style-name="gntyacmbo3b" style:family="text">
      <style:text-properties style:font-name="Lucida Console" fo:color="#FFFFFF" fo:background-color="#00FF00"/>
    </style:style>
    <style:style style:name="P35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4" style:parent-style-name="gntyacmbo3b" style:family="text">
      <style:text-properties style:font-name="Lucida Console" fo:color="#FFFFFF" fo:background-color="#00FF00"/>
    </style:style>
    <style:style style:name="T355" style:parent-style-name="gntyacmbo3b" style:family="text">
      <style:text-properties style:font-name="Lucida Console" fo:color="#FFFFFF"/>
    </style:style>
    <style:style style:name="T356" style:parent-style-name="gntyacmbo3b" style:family="text">
      <style:text-properties style:font-name="Lucida Console" fo:color="#FFFFFF" fo:background-color="#00FF00"/>
    </style:style>
    <style:style style:name="P357" style:parent-style-name="Normal" style:family="paragraph">
      <style:paragraph-properties fo:text-indent="0in"/>
      <style:text-properties fo:language="en" fo:country="US"/>
    </style:style>
    <style:style style:name="P358" style:parent-style-name="ListParagraph" style:list-style-name="LFO1" style:family="paragraph">
      <style:text-properties fo:language="en" fo:country="US"/>
    </style:style>
    <style:style style:name="P359" style:parent-style-name="ListParagraph" style:list-style-name="LFO1" style:family="paragraph">
      <style:text-properties fo:language="en" fo:country="US"/>
    </style:style>
    <style:style style:name="P360" style:parent-style-name="ListParagraph" style:list-style-name="LFO1" style:family="paragraph">
      <style:text-properties fo:language="en" fo:country="US"/>
    </style:style>
    <style:style style:name="P36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62" style:parent-style-name="gntyacmbo3b" style:family="text">
      <style:text-properties style:font-name="Lucida Console" fo:color="#FFFFFF" fo:language="en" fo:country="US"/>
    </style:style>
    <style:style style:name="P36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64" style:parent-style-name="gntyacmbo3b" style:family="text">
      <style:text-properties style:font-name="Lucida Console" fo:color="#FFFFFF" fo:language="en" fo:country="US"/>
    </style:style>
    <style:style style:name="P36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66" style:parent-style-name="gntyacmbo3b" style:family="text">
      <style:text-properties style:font-name="Lucida Console" fo:color="#FFFFFF" fo:language="en" fo:country="US"/>
    </style:style>
    <style:style style:name="P36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6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69" style:parent-style-name="gntyacmbo3b" style:family="text">
      <style:text-properties style:font-name="Lucida Console" fo:color="#FFFFFF" fo:language="en" fo:country="US"/>
    </style:style>
    <style:style style:name="P37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71" style:parent-style-name="gntyacmbo3b" style:family="text">
      <style:text-properties style:font-name="Lucida Console" fo:color="#FFFFFF" fo:language="en" fo:country="US"/>
    </style:style>
    <style:style style:name="P37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73" style:parent-style-name="gntyacmbo3b" style:family="text">
      <style:text-properties style:font-name="Lucida Console" fo:color="#FFFFFF" fo:language="en" fo:country="US"/>
    </style:style>
    <style:style style:name="P37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75" style:parent-style-name="gntyacmbo3b" style:family="text">
      <style:text-properties style:font-name="Lucida Console" fo:color="#FFFFFF"/>
    </style:style>
    <style:style style:name="P37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77" style:parent-style-name="gntyacmbo3b" style:family="text">
      <style:text-properties style:font-name="Lucida Console" fo:color="#FFFFFF" fo:background-color="#00FF00"/>
    </style:style>
    <style:style style:name="T378" style:parent-style-name="gntyacmbo3b" style:family="text">
      <style:text-properties style:font-name="Lucida Console" fo:color="#FFFFFF"/>
    </style:style>
    <style:style style:name="T379" style:parent-style-name="gntyacmbo3b" style:family="text">
      <style:text-properties style:font-name="Lucida Console" fo:color="#FFFFFF" fo:background-color="#00FF00"/>
    </style:style>
    <style:style style:name="P38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81" style:parent-style-name="gntyacmbo3b" style:family="text">
      <style:text-properties style:font-name="Lucida Console" fo:color="#FFFFFF"/>
    </style:style>
    <style:style style:name="P38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83" style:parent-style-name="gntyacmbo3b" style:family="text">
      <style:text-properties style:font-name="Lucida Console" fo:color="#FFFFFF" fo:background-color="#00FF00"/>
    </style:style>
    <style:style style:name="T384" style:parent-style-name="gntyacmbo3b" style:family="text">
      <style:text-properties style:font-name="Lucida Console" fo:color="#FFFFFF"/>
    </style:style>
    <style:style style:name="T385" style:parent-style-name="gntyacmbo3b" style:family="text">
      <style:text-properties style:font-name="Lucida Console" fo:color="#FFFFFF" fo:background-color="#00FF00"/>
    </style:style>
    <style:style style:name="P38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87" style:parent-style-name="gntyacmbo3b" style:family="text">
      <style:text-properties style:font-name="Lucida Console" fo:color="#FFFFFF"/>
    </style:style>
    <style:style style:name="P388" style:parent-style-name="Normal" style:family="paragraph">
      <style:paragraph-properties fo:text-indent="0in"/>
      <style:text-properties fo:language="en" fo:country="US"/>
    </style:style>
    <style:style style:name="P389" style:parent-style-name="ListParagraph" style:list-style-name="LFO1" style:family="paragraph">
      <style:text-properties fo:language="en" fo:country="US"/>
    </style:style>
    <style:style style:name="P390" style:parent-style-name="ListParagraph" style:list-style-name="LFO1" style:family="paragraph">
      <style:text-properties fo:language="en" fo:country="US"/>
    </style:style>
    <style:style style:name="P391" style:parent-style-name="Normal" style:family="paragraph">
      <style:paragraph-properties fo:text-indent="0in"/>
      <style:text-properties fo:language="en" fo:country="US"/>
    </style:style>
    <style:style style:name="P392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39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39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39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39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39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39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39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0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0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40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40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40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0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0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0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0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0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1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1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1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1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1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1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1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1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1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1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2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21" style:parent-style-name="Normal" style:family="paragraph">
      <style:paragraph-properties fo:text-indent="0in"/>
    </style:style>
    <style:style style:name="P422" style:parent-style-name="ListParagraph" style:list-style-name="LFO1" style:family="paragraph">
      <style:text-properties fo:language="en" fo:country="US"/>
    </style:style>
    <style:style style:name="P423" style:parent-style-name="ListParagraph" style:list-style-name="LFO1" style:family="paragraph">
      <style:text-properties fo:language="en" fo:country="US"/>
    </style:style>
    <style:style style:name="P42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2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2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2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2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2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3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3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43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43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43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3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3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3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3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3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440" style:parent-style-name="Normal" style:family="paragraph">
      <style:paragraph-properties fo:text-indent="0in"/>
      <style:text-properties fo:language="en" fo:country="US"/>
    </style:style>
    <style:style style:name="P441" style:parent-style-name="ListParagraph" style:list-style-name="LFO1" style:family="paragraph">
      <style:text-properties fo:language="en" fo:country="US"/>
    </style:style>
    <style:style style:name="P44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4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4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4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4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4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4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4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5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5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5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5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5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5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5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5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458" style:parent-style-name="Normal" style:family="paragraph">
      <style:paragraph-properties fo:text-indent="0in"/>
      <style:text-properties fo:language="en" fo:country="US"/>
    </style:style>
    <style:style style:name="P459" style:parent-style-name="ListParagraph" style:list-style-name="LFO1" style:family="paragraph">
      <style:text-properties fo:language="en" fo:country="US"/>
    </style:style>
    <style:style style:name="P460" style:parent-style-name="ListParagraph" style:list-style-name="LFO1" style:family="paragraph">
      <style:text-properties fo:language="en" fo:country="US"/>
    </style:style>
    <style:style style:name="P46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6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6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6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6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6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6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6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6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7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7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7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7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7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7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7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7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7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7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480" style:parent-style-name="Normal" style:family="paragraph">
      <style:paragraph-properties fo:text-indent="0in"/>
      <style:text-properties fo:language="en" fo:country="US"/>
    </style:style>
    <style:style style:name="P481" style:parent-style-name="ListParagraph" style:list-style-name="LFO1" style:family="paragraph">
      <style:text-properties fo:language="en" fo:country="US"/>
    </style:style>
    <style:style style:name="P48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8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8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8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8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8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8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8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9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9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9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9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9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9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9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9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498" style:parent-style-name="Normal" style:family="paragraph">
      <style:paragraph-properties fo:text-indent="0in"/>
      <style:text-properties fo:language="en" fo:country="US"/>
    </style:style>
    <style:style style:name="P499" style:parent-style-name="ListParagraph" style:list-style-name="LFO1" style:family="paragraph">
      <style:text-properties fo:language="en" fo:country="US"/>
    </style:style>
    <style:style style:name="P500" style:parent-style-name="Normal" style:family="paragraph">
      <style:paragraph-properties fo:text-indent="0in"/>
      <style:text-properties fo:language="en" fo:country="US"/>
    </style:style>
    <style:style style:name="P501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50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0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0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0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0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0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0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0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51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51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51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1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1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1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1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1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1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1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2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52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2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2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2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2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2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2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2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29" style:parent-style-name="Normal" style:family="paragraph">
      <style:paragraph-properties fo:text-indent="0in"/>
      <style:text-properties fo:language="en" fo:country="US"/>
    </style:style>
    <style:style style:name="P530" style:parent-style-name="ListParagraph" style:list-style-name="LFO1" style:family="paragraph">
      <style:text-properties fo:language="en" fo:country="US"/>
    </style:style>
    <style:style style:name="P531" style:parent-style-name="ListParagraph" style:list-style-name="LFO1" style:family="paragraph">
      <style:text-properties fo:language="en" fo:country="US"/>
    </style:style>
    <style:style style:name="P53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3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3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3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3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3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3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3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54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54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54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54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4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4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4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4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4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4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5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5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5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5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5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5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5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557" style:parent-style-name="Normal" style:family="paragraph">
      <style:paragraph-properties fo:text-indent="0in"/>
      <style:text-properties fo:language="en" fo:country="US"/>
    </style:style>
    <style:style style:name="P558" style:parent-style-name="ListParagraph" style:list-style-name="LFO1" style:family="paragraph">
      <style:text-properties fo:language="en" fo:country="US"/>
    </style:style>
    <style:style style:name="P559" style:parent-style-name="ListParagraph" style:list-style-name="LFO1" style:family="paragraph">
      <style:text-properties fo:language="en" fo:country="US"/>
    </style:style>
    <style:style style:name="P560" style:parent-style-name="ListParagraph" style:list-style-name="LFO1" style:family="paragraph">
      <style:text-properties fo:language="en" fo:country="US"/>
    </style:style>
    <style:style style:name="P56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6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6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6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6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6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6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6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6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7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7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7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7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7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7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7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7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7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7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8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8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8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8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8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8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586" style:parent-style-name="Normal" style:family="paragraph">
      <style:paragraph-properties fo:text-indent="0in"/>
      <style:text-properties fo:language="en" fo:country="US"/>
    </style:style>
    <style:style style:name="P587" style:parent-style-name="ListParagraph" style:list-style-name="LFO1" style:family="paragraph">
      <style:text-properties fo:language="en" fo:country="US"/>
    </style:style>
    <style:style style:name="P58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8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9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9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9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9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9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9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9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9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9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9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0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0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0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0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0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0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0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0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0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0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1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1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1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613" style:parent-style-name="Normal" style:family="paragraph">
      <style:paragraph-properties fo:text-indent="0in"/>
      <style:text-properties fo:language="en" fo:country="US"/>
    </style:style>
    <style:style style:name="P614" style:parent-style-name="ListParagraph" style:list-style-name="LFO1" style:family="paragraph">
      <style:text-properties fo:language="en" fo:country="US"/>
    </style:style>
    <style:style style:name="P615" style:parent-style-name="Normal" style:family="paragraph">
      <style:paragraph-properties fo:text-indent="0in"/>
      <style:text-properties fo:language="en" fo:country="US"/>
    </style:style>
    <style:style style:name="P616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61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61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1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2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2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2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2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2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2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62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62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62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2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3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3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3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63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63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3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3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3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3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3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4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4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42" style:parent-style-name="Normal" style:family="paragraph">
      <style:paragraph-properties fo:text-indent="0in"/>
      <style:text-properties fo:language="en" fo:country="US"/>
    </style:style>
    <style:style style:name="P643" style:parent-style-name="ListParagraph" style:list-style-name="LFO1" style:family="paragraph">
      <style:text-properties fo:language="en" fo:country="US"/>
    </style:style>
    <style:style style:name="P64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4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4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4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4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4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5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5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65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5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5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5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5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5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5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5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6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6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6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6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6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6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666" style:parent-style-name="Normal" style:family="paragraph">
      <style:paragraph-properties fo:text-indent="0in"/>
      <style:text-properties fo:language="en" fo:country="US"/>
    </style:style>
    <style:style style:name="P667" style:parent-style-name="ListParagraph" style:list-style-name="LFO1" style:family="paragraph">
      <style:text-properties fo:language="en" fo:country="US"/>
    </style:style>
    <style:style style:name="P668" style:parent-style-name="ListParagraph" style:list-style-name="LFO1" style:family="paragraph">
      <style:text-properties fo:language="en" fo:country="US"/>
    </style:style>
    <style:style style:name="P66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7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7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7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7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7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7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7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7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7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7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8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8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8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8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8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8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8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8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8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8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9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9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9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9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694" style:parent-style-name="Normal" style:family="paragraph">
      <style:paragraph-properties fo:text-indent="0in"/>
      <style:text-properties fo:language="en" fo:country="US"/>
    </style:style>
    <style:style style:name="P695" style:parent-style-name="ListParagraph" style:list-style-name="LFO1" style:family="paragraph">
      <style:text-properties fo:language="en" fo:country="US"/>
    </style:style>
    <style:style style:name="P69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9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9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9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70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70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70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0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0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0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0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70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70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70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1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71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71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71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1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1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71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71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71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1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720" style:parent-style-name="Normal" style:family="paragraph">
      <style:paragraph-properties fo:text-indent="0in"/>
      <style:text-properties fo:language="en" fo:country="US"/>
    </style:style>
    <style:style style:name="P721" style:parent-style-name="ListParagraph" style:list-style-name="LFO1" style:family="paragraph">
      <style:text-properties fo:language="en" fo:country="US"/>
    </style:style>
    <style:style style:name="P722" style:parent-style-name="ListParagraph" style:list-style-name="LFO1" style:family="paragraph">
      <style:text-properties fo:language="en" fo:country="US"/>
    </style:style>
    <style:style style:name="P723" style:parent-style-name="Normal" style:family="paragraph">
      <style:paragraph-properties fo:text-indent="0in"/>
      <style:text-properties fo:language="en" fo:country="US"/>
    </style:style>
    <style:style style:name="P724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72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72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2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2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2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3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3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3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3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73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73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73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3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73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73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74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4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74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74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74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74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4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74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74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74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5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75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75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753" style:parent-style-name="Normal" style:family="paragraph">
      <style:paragraph-properties fo:text-indent="0in"/>
      <style:text-properties fo:language="en" fo:country="US"/>
    </style:style>
    <style:style style:name="P754" style:parent-style-name="ListParagraph" style:list-style-name="LFO1" style:family="paragraph">
      <style:text-properties fo:language="en" fo:country="US"/>
    </style:style>
    <style:style style:name="P755" style:parent-style-name="ListParagraph" style:list-style-name="LFO1" style:family="paragraph">
      <style:text-properties fo:language="en" fo:country="US"/>
    </style:style>
    <style:style style:name="P75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5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5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5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6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6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6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6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76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76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6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76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76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76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7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77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77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77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7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775" style:parent-style-name="Normal" style:family="paragraph">
      <style:paragraph-properties fo:text-indent="0in"/>
      <style:text-properties fo:language="en" fo:country="US"/>
    </style:style>
    <style:style style:name="P776" style:parent-style-name="ListParagraph" style:list-style-name="LFO1" style:family="paragraph">
      <style:text-properties fo:language="en" fo:country="US"/>
    </style:style>
    <style:style style:name="P77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7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7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8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8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8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8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8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78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78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8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78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78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79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79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9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793" style:parent-style-name="Normal" style:family="paragraph">
      <style:paragraph-properties fo:text-indent="0in"/>
      <style:text-properties fo:language="en" fo:country="US"/>
    </style:style>
    <style:style style:name="P794" style:parent-style-name="ListParagraph" style:list-style-name="LFO1" style:family="paragraph">
      <style:text-properties fo:language="en" fo:country="US"/>
    </style:style>
    <style:style style:name="P795" style:parent-style-name="Normal" style:family="paragraph">
      <style:paragraph-properties fo:text-indent="0in"/>
      <style:text-properties fo:language="en" fo:country="US"/>
    </style:style>
    <style:style style:name="P796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797" style:parent-style-name="ListParagraph" style:list-style-name="LFO1" style:family="paragraph">
      <style:text-properties fo:language="en" fo:country="US"/>
    </style:style>
    <style:style style:name="P798" style:parent-style-name="ListParagraph" style:list-style-name="LFO1" style:family="paragraph">
      <style:text-properties fo:language="en" fo:country="US"/>
    </style:style>
    <style:style style:name="P799" style:parent-style-name="ListParagraph" style:list-style-name="LFO1" style:family="paragraph">
      <style:text-properties fo:language="en" fo:country="US"/>
    </style:style>
    <style:style style:name="P800" style:parent-style-name="ListParagraph" style:list-style-name="LFO1" style:family="paragraph">
      <style:text-properties fo:language="en" fo:country="US"/>
    </style:style>
    <style:style style:name="P801" style:parent-style-name="ListParagraph" style:list-style-name="LFO1" style:family="paragraph">
      <style:text-properties fo:language="en" fo:country="US"/>
    </style:style>
    <style:style style:name="P802" style:parent-style-name="ListParagraph" style:list-style-name="LFO1" style:family="paragraph"/>
    <style:style style:name="T803" style:parent-style-name="DefaultParagraphFont" style:family="text">
      <style:text-properties fo:language="en" fo:country="US"/>
    </style:style>
    <style:style style:name="T804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Tukey post-hoc test</text:p>
      <text:p text:style-name="P2"/>
      <text:p text:style-name="P3"># Cognitive variables actual values</text:p>
      <text:p text:style-name="P4">$pvt_reaction_time</text:p>
      <text:p text:style-name="P5"><text:s text:c="2"/>Tukey multiple comparisons of means</text:p>
      <text:p text:style-name="P6"><text:s text:c="4"/>95% family-wise confidence level</text:p>
      <text:p text:style-name="P7"/>
      <text:p text:style-name="P8">$`as.factor(cluster)`</text:p>
      <text:p text:style-name="P9"><text:s text:c="11"/>diff <text:s text:c="9"/>lwr <text:s text:c="8"/>upr <text:s text:c="4"/>p adj</text:p>
      <text:p text:style-name="P10"><text:span text:style-name="T11">2-1</text:span><text:span text:style-name="T12"><text:s/>-0.08578629 -0.122061992 -0.04951058<text:s/></text:span><text:span text:style-name="T13">0.0000002</text:span></text:p>
      <text:p text:style-name="P14"><text:span text:style-name="T15">3-1</text:span><text:span text:style-name="T16"><text:s/>-0.06956511 -0.110930099 -0.02820012<text:s/></text:span><text:span text:style-name="T17">0.0002071</text:span></text:p>
      <text:p text:style-name="P18">4-1 <text:s/>0.04445552 -0.006461266 <text:s/>0.09537230 0.1081343</text:p>
      <text:p text:style-name="P19">3-2 <text:s/>0.01622118 -0.020762294 <text:s/>0.05320465 0.6563956</text:p>
      <text:p text:style-name="P20"><text:span text:style-name="T21">4-2</text:span><text:span text:style-name="T22"><text:s text:c="2"/>0.13024180 <text:s/>0.082815718 <text:s/>0.17766789<text:s/></text:span><text:span text:style-name="T23">0.0000000</text:span></text:p>
      <text:p text:style-name="P24"><text:span text:style-name="T25">4-3</text:span><text:span text:style-name="T26"><text:s text:c="2"/>0.11402063 <text:s/>0.062597194 <text:s/>0.16544406<text:s/></text:span><text:span text:style-name="T27">0.0000010</text:span></text:p>
      <text:p text:style-name="P28">Significant differences between:</text:p>
      <text:list text:style-name="LFO1" text:continue-numbering="true">
        <text:list-item>
          <text:p text:style-name="P29">C1 and C4 have significantly slower reaction times than C2 and C3</text:p>
        </text:list-item>
      </text:list>
      <text:p text:style-name="P30"><text:span text:style-name="T31">$nback_miss_1</text:span></text:p>
      <text:p text:style-name="P32"><text:span text:style-name="T33"><text:s text:c="2"/>Tukey multiple comparisons of means</text:span></text:p>
      <text:p text:style-name="P34"><text:span text:style-name="T35"><text:s text:c="4"/>95% family-wise confidence level</text:span></text:p>
      <text:p text:style-name="P36"/>
      <text:p text:style-name="P37"><text:span text:style-name="T38">$`as.factor(cluster)`</text:span></text:p>
      <text:p text:style-name="P39"><text:span text:style-name="T40"><text:s text:c="9"/>diff <text:s text:c="7"/>lwr <text:s text:c="6"/>upr <text:s text:c="4"/>p adj</text:span></text:p>
      <text:p text:style-name="P41"><text:span text:style-name="T42">2-1</text:span><text:span text:style-name="T43"><text:s/>-5.231237 -8.9132304 -1.549244<text:s/></text:span><text:span text:style-name="T44">0.0021132</text:span></text:p>
      <text:p text:style-name="P45"><text:span text:style-name="T46">3-1 -1.246324 -5.4448803 <text:s/>2.952233 0.8621712</text:span></text:p>
      <text:p text:style-name="P47"><text:span text:style-name="T48">4-1 <text:s/>3.816176 -1.3518897 <text:s/>8.984243 0.2190899</text:span></text:p>
      <text:p text:style-name="P49"><text:span text:style-name="T50">3-2</text:span><text:span text:style-name="T51"><text:s text:c="2"/>3.984914 <text:s/>0.2310822 <text:s/>7.738745<text:s/></text:span><text:span text:style-name="T52">0.0332465</text:span></text:p>
      <text:p text:style-name="P53"><text:span text:style-name="T54">4-2</text:span><text:span text:style-name="T55"><text:s text:c="2"/>9.047414 <text:s/>4.2336543 13.861173<text:s/></text:span><text:span text:style-name="T56">0.0000312</text:span></text:p>
      <text:p text:style-name="P57"><text:span text:style-name="T58">4-3 <text:s/>5.062500 -0.1569910 10.281991 0.0605568</text:span></text:p>
      <text:p text:style-name="P59">Significant differences between:</text:p>
      <text:list text:style-name="LFO1" text:continue-numbering="true">
        <text:list-item>
          <text:p text:style-name="P60">C2 has fewer misses than C1/C3/C4</text:p>
        </text:list-item>
      </text:list>
      <text:p text:style-name="P61"><text:span text:style-name="T62">$nback_miss_2</text:span></text:p>
      <text:p text:style-name="P63"><text:span text:style-name="T64"><text:s text:c="2"/>Tukey multiple comparisons of means</text:span></text:p>
      <text:p text:style-name="P65"><text:span text:style-name="T66"><text:s text:c="4"/>95% family-wise confidence level</text:span></text:p>
      <text:p text:style-name="P67"/>
      <text:p text:style-name="P68"><text:span text:style-name="T69">$`as.factor(cluster)`</text:span></text:p>
      <text:p text:style-name="P70"><text:span text:style-name="T71"><text:s text:c="9"/>diff <text:s text:c="6"/>lwr <text:s text:c="6"/>upr <text:s text:c="4"/>p adj</text:span></text:p>
      <text:p text:style-name="P72"><text:span text:style-name="T73">2-1</text:span><text:span text:style-name="T74"><text:s/>-4.081136 -6.798489 -1.363783<text:s/></text:span><text:span text:style-name="T75">0.0010521</text:span></text:p>
      <text:p text:style-name="P76"><text:span text:style-name="T77">3-1 <text:s/>1.533088 -1.565494 <text:s/>4.631671 0.5636596</text:span></text:p>
      <text:p text:style-name="P78"><text:span text:style-name="T79">4-1 <text:s/>2.720588 -1.093503 <text:s/>6.534680 0.2464985</text:span></text:p>
      <text:p text:style-name="P80"><text:span text:style-name="T81">3-2</text:span><text:span text:style-name="T82"><text:s text:c="2"/>5.614224 <text:s/>2.843854 <text:s/>8.384595<text:s/></text:span><text:span text:style-name="T83">0.0000072</text:span></text:p>
      <text:p text:style-name="P84"><text:span text:style-name="T85">4-2</text:span><text:span text:style-name="T86"><text:s text:c="2"/>6.801724 <text:s/>3.249115 10.354333<text:s/></text:span><text:span text:style-name="T87">0.0000221</text:span></text:p>
      <text:p text:style-name="P88"><text:span text:style-name="T89">4-3 <text:s/>1.187500 -2.664544 <text:s/>5.039544 0.8483325</text:span></text:p>
      <text:p text:style-name="P90">Significant differences between:</text:p>
      <text:list text:style-name="LFO1" text:continue-numbering="true">
        <text:list-item>
          <text:p text:style-name="P91">C2 has significantly fewer misses than C1/C3/C4</text:p>
        </text:list-item>
      </text:list>
      <text:p text:style-name="P92"><text:span text:style-name="T93">$tmt_a_time</text:span></text:p>
      <text:p text:style-name="P94"><text:span text:style-name="T95"><text:s text:c="2"/>Tukey multiple comparisons of means</text:span></text:p>
      <text:p text:style-name="P96"><text:span text:style-name="T97"><text:s text:c="4"/>95% family-wise confidence level</text:span></text:p>
      <text:p text:style-name="P98"/>
      <text:p text:style-name="P99"><text:span text:style-name="T100">$`as.factor(cluster)`</text:span></text:p>
      <text:p text:style-name="P101"><text:span text:style-name="T102"><text:s text:c="8"/>diff <text:s text:c="8"/>lwr <text:s text:c="6"/>upr <text:s text:c="4"/>p adj</text:span></text:p>
      <text:p text:style-name="P103"><text:span text:style-name="T104">2-1</text:span><text:span text:style-name="T105"><text:s/>-6.41931 -11.2270158 -1.611605<text:s/></text:span><text:span text:style-name="T106">0.0042911</text:span></text:p>
      <text:p text:style-name="P107"><text:span text:style-name="T108">3-1 <text:s/>5.01750 <text:s/>-0.4647005 10.499700 0.0846176</text:span></text:p>
      <text:p text:style-name="P109"><text:span text:style-name="T110">4-1</text:span><text:span text:style-name="T111"><text:s/>10.74750 <text:s text:c="2"/>3.9993777 17.495622<text:s/></text:span><text:span text:style-name="T112">0.0004691</text:span></text:p>
      <text:p text:style-name="P113"><text:span text:style-name="T114">3-2</text:span><text:span text:style-name="T115"><text:s/>11.43681 <text:s text:c="2"/>6.5353030 16.338318<text:s/></text:span><text:span text:style-name="T116">0.0000003</text:span></text:p>
      <text:p text:style-name="P117"><text:span text:style-name="T118">4-2</text:span><text:span text:style-name="T119"><text:s/>17.16681 <text:s/>10.8813185 23.452302<text:s/></text:span><text:span text:style-name="T120">0.0000000</text:span></text:p>
      <text:p text:style-name="P121"><text:span text:style-name="T122">4-3 <text:s/>5.73000 <text:s/>-1.0852695 12.545269 0.1295358</text:span></text:p>
      <text:p text:style-name="P123">Significant differences between:</text:p>
      <text:list text:style-name="LFO1" text:continue-numbering="true">
        <text:list-item>
          <text:p text:style-name="P124">C1, C3 and C4 have<text:s/>a significantly longer completion time than C2</text:p>
        </text:list-item>
        <text:list-item>
          <text:p text:style-name="P125">C4 has a significantly longer completion time than C1</text:p>
        </text:list-item>
      </text:list>
      <text:p text:style-name="P126">C2 perfoming better(best) (shorter time) and C4 performing worse (longer time)</text:p>
      <text:p text:style-name="P127"><text:span text:style-name="T128">$tmt_b_time</text:span></text:p>
      <text:p text:style-name="P129"><text:span text:style-name="T130"><text:s text:c="2"/>Tukey multiple comparisons of means</text:span></text:p>
      <text:p text:style-name="P131"><text:span text:style-name="T132"><text:s text:c="4"/>95% family-wise confidence level</text:span></text:p>
      <text:p text:style-name="P133"/>
      <text:p text:style-name="P134"><text:span text:style-name="T135">$`as.factor(cluster)`</text:span></text:p>
      <text:p text:style-name="P136"><text:span text:style-name="T137"><text:s text:c="9"/>diff <text:s text:c="7"/>lwr <text:s text:c="6"/>upr <text:s text:c="4"/>p adj</text:span></text:p>
      <text:p text:style-name="P138"><text:span text:style-name="T139">2-1 -3.565822 -17.016576 <text:s/>9.884933 0.8972061</text:span></text:p>
      <text:p text:style-name="P140"><text:span text:style-name="T141">3-1</text:span><text:span text:style-name="T142"><text:s/>20.666140 <text:s text:c="2"/>5.328318 36.003962<text:s/></text:span><text:span text:style-name="T143">0.0038863</text:span></text:p>
      <text:p text:style-name="P144"><text:span text:style-name="T145">4-1</text:span><text:span text:style-name="T146"><text:s/>41.836765 <text:s/>22.957211 60.716318<text:s/></text:span><text:span text:style-name="T147">0.0000010</text:span></text:p>
      <text:p text:style-name="P148"><text:span text:style-name="T149">3-2</text:span><text:span text:style-name="T150"><text:s/>24.231961 <text:s/>10.518773 37.945150<text:s/></text:span><text:span text:style-name="T151">0.0000926</text:span></text:p>
      <text:p text:style-name="P152"><text:span text:style-name="T153">4-2</text:span><text:span text:style-name="T154"><text:s/>45.402586 <text:s/>27.817357 62.987816<text:s/></text:span><text:span text:style-name="T155">0.0000000</text:span></text:p>
      <text:p text:style-name="P156"><text:span text:style-name="T157">4-3</text:span><text:span text:style-name="T158"><text:s/>21.170625 <text:s text:c="2"/>2.103210 40.238040<text:s/></text:span><text:span text:style-name="T159">0.0237167</text:span></text:p>
      <text:p text:style-name="P160">Significant differences between:</text:p>
      <text:list text:style-name="LFO1" text:continue-numbering="true">
        <text:list-item>
          <text:p text:style-name="P161">C3 and C4 have a significantly longer completion time than C1 and C2</text:p>
        </text:list-item>
        <text:list-item>
          <text:p text:style-name="P162">C4 has a longer completion time than C3</text:p>
        </text:list-item>
      </text:list>
      <text:p text:style-name="P163">C4 has the longest completion times overall, followed by C3. No significant differences between C1 and C2.</text:p>
      <text:p text:style-name="P164"><text:span text:style-name="T165">$tmt_diff</text:span></text:p>
      <text:p text:style-name="P166"><text:span text:style-name="T167"><text:s text:c="2"/>Tukey multiple comparisons of means</text:span></text:p>
      <text:p text:style-name="P168"><text:span text:style-name="T169"><text:s text:c="4"/>95% family-wise confidence level</text:span></text:p>
      <text:p text:style-name="P170"/>
      <text:p text:style-name="P171"><text:span text:style-name="T172">$`as.factor(cluster)`</text:span></text:p>
      <text:p text:style-name="P173"><text:span text:style-name="T174"><text:s text:c="9"/>diff <text:s text:c="7"/>lwr <text:s text:c="5"/>upr <text:s text:c="4"/>p adj</text:span></text:p>
      <text:p text:style-name="P175"><text:span text:style-name="T176">2-1 <text:s/>2.853489 -9.8423456 15.54932 0.9340371</text:span></text:p>
      <text:p text:style-name="P177"><text:span text:style-name="T178">3-1</text:span><text:span text:style-name="T179"><text:s/>15.648640 <text:s/>1.1716485 30.12563<text:s/></text:span><text:span text:style-name="T180">0.0291140</text:span></text:p>
      <text:p text:style-name="P181"><text:span text:style-name="T182">4-1</text:span><text:span text:style-name="T183"><text:s/>31.089265 13.2693203 48.90921<text:s/></text:span><text:span text:style-name="T184">0.0001147</text:span></text:p>
      <text:p text:style-name="P185"><text:span text:style-name="T186">3-2 12.795151 -0.1483888 25.73869 0.0538206</text:span></text:p>
      <text:p text:style-name="P187"><text:span text:style-name="T188">4-2</text:span><text:span text:style-name="T189"><text:s/>28.235776 11.6375120 44.83404<text:s/></text:span><text:span text:style-name="T190">0.0001728</text:span></text:p>
      <text:p text:style-name="P191"><text:span text:style-name="T192">4-3 15.440625 -2.5566366 33.43789 0.1177839</text:span></text:p>
      <text:p text:style-name="P193">Significant differences between:</text:p>
      <text:list text:style-name="LFO1" text:continue-numbering="true">
        <text:list-item>
          <text:p text:style-name="P194">C3 and C4 have a larger tmt_diff than C1</text:p>
        </text:list-item>
        <text:list-item>
          <text:p text:style-name="P195">C4 has larger tmt_diff than C2</text:p>
        </text:list-item>
        <text:list-item>
          <text:p text:style-name="P196">C3 has a borderline significantly larger tmt_diff than C2<text:s/>(p=.0538)</text:p>
        </text:list-item>
      </text:list>
      <text:p text:style-name="P197">C4 has the largest tmt_diff overall, followed by C3. No significant difference between C1 and C2.<text:s/></text:p>
      <text:p text:style-name="P198"/>
      <text:p text:style-name="P199"># Cognitive variables actual values – WithPCS</text:p>
      <text:p text:style-name="P200"><text:span text:style-name="T201">&gt;<text:s/></text:span><text:span text:style-name="T202">tukey_results_withPCS</text:span></text:p>
      <text:p text:style-name="P203"><text:span text:style-name="T204">$pvt_reaction_time</text:span></text:p>
      <text:p text:style-name="P205"><text:span text:style-name="T206"><text:s text:c="2"/>Tukey multiple comparisons of means</text:span></text:p>
      <text:p text:style-name="P207"><text:span text:style-name="T208"><text:s text:c="4"/>95% family-wise confidence level</text:span></text:p>
      <text:p text:style-name="P209"/>
      <text:p text:style-name="P210"><text:span text:style-name="T211">$`as.factor(withPCS_data$cluster)`</text:span></text:p>
      <text:p text:style-name="P212"><text:span text:style-name="T213"><text:s text:c="11"/>diff <text:s text:c="8"/>lwr <text:s text:c="8"/>upr <text:s text:c="4"/>p adj</text:span></text:p>
      <text:p text:style-name="P214"><text:span text:style-name="T215">2-1</text:span><text:span text:style-name="T216"><text:s/>-0.09151648 -0.15308321 -0.02994975<text:s/></text:span><text:span text:style-name="T217">0.0015539</text:span></text:p>
      <text:p text:style-name="P218"><text:span text:style-name="T219">3-1</text:span><text:span text:style-name="T220"><text:s/>-0.07562839 -0.13303966 -0.01821712<text:s/></text:span><text:span text:style-name="T221">0.0056594</text:span></text:p>
      <text:p text:style-name="P222"><text:span text:style-name="T223">4-1 <text:s/>0.03408476 -0.03453483 <text:s/>0.10270435 0.5481039</text:span></text:p>
      <text:p text:style-name="P224"><text:span text:style-name="T225">3-2 <text:s/>0.01588808 -0.04567864 <text:s/>0.07745481 0.8993494</text:span></text:p>
      <text:p text:style-name="P226"><text:span text:style-name="T227">4-2</text:span><text:span text:style-name="T228"><text:s text:c="2"/>0.12560124 <text:s/>0.05346902 <text:s/>0.19773345<text:s/></text:span><text:span text:style-name="T229">0.0001985</text:span></text:p>
      <text:p text:style-name="P230"><text:span text:style-name="T231">4-3</text:span><text:span text:style-name="T232"><text:s text:c="2"/>0.10971315 <text:s/>0.04109356 <text:s/>0.17833274<text:s/></text:span><text:span text:style-name="T233">0.0006354</text:span></text:p>
      <text:p text:style-name="P234">Significant differences between:</text:p>
      <text:list text:style-name="LFO1" text:continue-numbering="true">
        <text:list-item>
          <text:p text:style-name="P235">WithPCS: C2 and C3 have lower reaction time compared to C1 and C4</text:p>
        </text:list-item>
      </text:list>
      <text:p text:style-name="P236"/>
      <text:soft-page-break/>
      <text:p text:style-name="P237"><text:span text:style-name="T238">$nback_miss_1</text:span></text:p>
      <text:p text:style-name="P239"><text:span text:style-name="T240"><text:s text:c="2"/>Tukey multiple comparisons of means</text:span></text:p>
      <text:p text:style-name="P241"><text:span text:style-name="T242"><text:s text:c="4"/>95% family-wise confidence level</text:span></text:p>
      <text:p text:style-name="P243"/>
      <text:p text:style-name="P244"><text:span text:style-name="T245">$`as.factor(withPCS_data$cluster)`</text:span></text:p>
      <text:p text:style-name="P246"><text:span text:style-name="T247"><text:s text:c="10"/>diff <text:s text:c="7"/>lwr <text:s text:c="6"/>upr <text:s text:c="4"/>p adj</text:span></text:p>
      <text:p text:style-name="P248"><text:span text:style-name="T249">2-1 -2.1538462 -7.5331982 <text:s/>3.225506 0.7069502</text:span></text:p>
      <text:p text:style-name="P250"><text:span text:style-name="T251">3-1 -0.4615385 -5.4778101 <text:s/>4.554733 0.9946249</text:span></text:p>
      <text:p text:style-name="P252"><text:span text:style-name="T253">4-1 <text:s/>4.5604396 -1.4351518 10.556031 0.1907776</text:span></text:p>
      <text:p text:style-name="P254"><text:span text:style-name="T255">3-2 <text:s/>1.6923077 -3.6870443 <text:s/>7.071660 0.8330410</text:span></text:p>
      <text:p text:style-name="P256"><text:span text:style-name="T257">4-2</text:span><text:span text:style-name="T258"><text:s text:c="2"/>6.7142857 <text:s/>0.4117812 13.016790<text:s/></text:span><text:span text:style-name="T259">0.0329792</text:span></text:p>
      <text:p text:style-name="P260"><text:span text:style-name="T261">4-3 <text:s/>5.0219780 -0.9736133 11.017569 0.1284298</text:span></text:p>
      <text:p text:style-name="P262">Significant differences between:</text:p>
      <text:list text:style-name="LFO1" text:continue-numbering="true">
        <text:list-item>
          <text:p text:style-name="P263">WithPCS: C4 has more misses than C2</text:p>
        </text:list-item>
      </text:list>
      <text:p text:style-name="P264"><text:span text:style-name="T265">$nback_miss_2</text:span></text:p>
      <text:p text:style-name="P266"><text:span text:style-name="T267"><text:s text:c="2"/>Tukey multiple comparisons of means</text:span></text:p>
      <text:p text:style-name="P268"><text:span text:style-name="T269"><text:s text:c="4"/>95% family-wise confidence level</text:span></text:p>
      <text:p text:style-name="P270"/>
      <text:p text:style-name="P271"><text:span text:style-name="T272">$`as.factor(withPCS_data$cluster)`</text:span></text:p>
      <text:p text:style-name="P273"><text:span text:style-name="T274"><text:s text:c="9"/>diff <text:s text:c="9"/>lwr <text:s text:c="7"/>upr <text:s text:c="4"/>p adj</text:span></text:p>
      <text:p text:style-name="P275"><text:span text:style-name="T276">2-1 -2.953846 -6.406693012 <text:s/>0.4990007 0.1165725</text:span></text:p>
      <text:p text:style-name="P277"><text:span text:style-name="T278">3-1 <text:s/>1.692308 -1.527488605 <text:s/>4.9121040 0.5006464</text:span></text:p>
      <text:p text:style-name="P279"><text:span text:style-name="T280">4-1 <text:s/>3.846154 -0.002238804 <text:s/>7.6945465 0.0501812</text:span></text:p>
      <text:p text:style-name="P281"><text:span text:style-name="T282">3-2</text:span><text:span text:style-name="T283"><text:s text:c="2"/>4.646154 <text:s/>1.193306988 <text:s/>8.0990007<text:s/></text:span><text:span text:style-name="T284">0.0045828</text:span></text:p>
      <text:p text:style-name="P285"><text:span text:style-name="T286">4-2</text:span><text:span text:style-name="T287"><text:s text:c="2"/>6.800000 <text:s/>2.754608892 10.8453911<text:s/></text:span><text:span text:style-name="T288">0.0003262</text:span></text:p>
      <text:p text:style-name="P289"><text:span text:style-name="T290">4-3 <text:s/>2.153846 -1.694546497 <text:s/>6.0022388 0.4461893</text:span></text:p>
      <text:p text:style-name="P291">Significant differences between:</text:p>
      <text:list text:style-name="LFO1" text:continue-numbering="true">
        <text:list-item>
          <text:p text:style-name="P292">WithPCS: C3 and C4 have more misses than C2</text:p>
        </text:list-item>
        <text:list-item>
          <text:p text:style-name="P293">WithPCS: C4 shows a borderline significant increase in misses compared to C1</text:p>
        </text:list-item>
      </text:list>
      <text:p text:style-name="P294"><text:span text:style-name="T295">$tmt_a_time</text:span></text:p>
      <text:p text:style-name="P296"><text:span text:style-name="T297"><text:s text:c="2"/>Tukey multiple comparisons of means</text:span></text:p>
      <text:p text:style-name="P298"><text:span text:style-name="T299"><text:s text:c="4"/>95% family-wise confidence level</text:span></text:p>
      <text:p text:style-name="P300"/>
      <text:p text:style-name="P301"><text:span text:style-name="T302">$`as.factor(withPCS_data$cluster)`</text:span></text:p>
      <text:p text:style-name="P303"><text:span text:style-name="T304"><text:s text:c="9"/>diff <text:s text:c="7"/>lwr <text:s text:c="6"/>upr <text:s text:c="4"/>p adj</text:span></text:p>
      <text:p text:style-name="P305"><text:span text:style-name="T306">2-1 -6.001231 -13.289150 <text:s/>1.286689 0.1384971</text:span></text:p>
      <text:p text:style-name="P307"><text:span text:style-name="T308">3-1 <text:s/>4.920769 <text:s/>-1.875251 11.716789 0.2272833</text:span></text:p>
      <text:p text:style-name="P309"><text:span text:style-name="T310">4-1</text:span><text:span text:style-name="T311"><text:s text:c="2"/>9.909341 <text:s text:c="2"/>1.786543 18.032138<text:s/></text:span><text:span text:style-name="T312">0.0114840</text:span></text:p>
      <text:p text:style-name="P313"><text:span text:style-name="T314">3-2</text:span><text:span text:style-name="T315"><text:s/>10.922000 <text:s text:c="2"/>3.634081 18.209919<text:s/></text:span><text:span text:style-name="T316">0.0014120</text:span></text:p>
      <text:p text:style-name="P317"><text:span text:style-name="T318">4-2</text:span><text:span text:style-name="T319"><text:s/>15.910571 <text:s text:c="2"/>7.371970 24.449173<text:s/></text:span><text:span text:style-name="T320">0.0000718</text:span></text:p>
      <text:p text:style-name="P321"><text:span text:style-name="T322">4-3 <text:s/>4.988571 <text:s/>-3.134226 13.111369 0.3645171</text:span></text:p>
      <text:p text:style-name="P323">Significant differences between:</text:p>
      <text:list text:style-name="LFO1" text:continue-numbering="true">
        <text:list-item>
          <text:p text:style-name="P324">WithPCS: C4 longer time compared to C1 and C2</text:p>
        </text:list-item>
        <text:list-item>
          <text:p text:style-name="P325">WithPCS: C3 longer time compared to C2</text:p>
        </text:list-item>
      </text:list>
      <text:p text:style-name="P326"><text:span text:style-name="T327">$tmt_b_time</text:span></text:p>
      <text:p text:style-name="P328"><text:span text:style-name="T329"><text:s text:c="2"/>Tukey multiple comparisons of means</text:span></text:p>
      <text:p text:style-name="P330"><text:span text:style-name="T331"><text:s text:c="4"/>95% family-wise confidence level</text:span></text:p>
      <text:p text:style-name="P332"/>
      <text:p text:style-name="P333"><text:span text:style-name="T334">$`as.factor(withPCS_data$cluster)`</text:span></text:p>
      <text:p text:style-name="P335"><text:span text:style-name="T336"><text:s text:c="9"/>diff <text:s text:c="8"/>lwr <text:s text:c="5"/>upr <text:s text:c="4"/>p adj</text:span></text:p>
      <text:p text:style-name="P337"><text:span text:style-name="T338">2-1 -4.254308 -24.6613495 16.15273 0.9434081</text:span></text:p>
      <text:p text:style-name="P339"><text:span text:style-name="T340">3-1 18.397692 <text:s/>-0.6319723 37.42736 0.0613105</text:span></text:p>
      <text:p text:style-name="P341"><text:span text:style-name="T342">4-1</text:span><text:span text:style-name="T343"><text:s/>44.746264 <text:s/>22.0014642 67.49106<text:s/></text:span><text:span text:style-name="T344">0.0000299</text:span></text:p>
      <text:p text:style-name="P345"><text:span text:style-name="T346">3-2</text:span><text:span text:style-name="T347"><text:s/>22.652000 <text:s text:c="2"/>2.2449582 43.05904<text:s/></text:span><text:span text:style-name="T348">0.0245488</text:span></text:p>
      <text:p text:style-name="P349"><text:span text:style-name="T350">4-2</text:span><text:span text:style-name="T351"><text:s/>49.000571 <text:s/>25.0914701 72.90967<text:s/></text:span><text:span text:style-name="T352">0.0000149</text:span></text:p>
      <text:p text:style-name="P353"><text:span text:style-name="T354">4-3</text:span><text:span text:style-name="T355"><text:s/>26.348571 <text:s text:c="2"/>3.6037718 49.09337<text:s/></text:span><text:span text:style-name="T356">0.0176636</text:span></text:p>
      <text:p text:style-name="P357">Significant differences between:</text:p>
      <text:list text:style-name="LFO1" text:continue-numbering="true">
        <text:list-item>
          <text:p text:style-name="P358">WithPCS: C4 longer time compared to C1,C2 and C3</text:p>
        </text:list-item>
        <text:list-item>
          <text:p text:style-name="P359">WithPCS: C3 longer time compared to C2</text:p>
        </text:list-item>
        <text:list-item>
          <text:p text:style-name="P360">WithPCS: Borderline significant difference between C3 and C1</text:p>
        </text:list-item>
      </text:list>
      <text:p text:style-name="P361"><text:span text:style-name="T362">$tmt_diff</text:span></text:p>
      <text:p text:style-name="P363"><text:span text:style-name="T364"><text:s text:c="2"/>Tukey multiple comparisons of means</text:span></text:p>
      <text:p text:style-name="P365"><text:span text:style-name="T366"><text:s text:c="4"/>95% family-wise confidence level</text:span></text:p>
      <text:p text:style-name="P367"/>
      <text:p text:style-name="P368"><text:span text:style-name="T369">$`as.factor(withPCS_data$cluster)`</text:span></text:p>
      <text:p text:style-name="P370"><text:span text:style-name="T371"><text:s text:c="9"/>diff <text:s text:c="8"/>lwr <text:s text:c="5"/>upr <text:s text:c="4"/>p adj</text:span></text:p>
      <text:p text:style-name="P372"><text:span text:style-name="T373">2-1 <text:s/>1.746923 -17.5484798 21.04233 0.9948749</text:span></text:p>
      <text:p text:style-name="P374"><text:span text:style-name="T375">3-1 13.476923 <text:s/>-4.5161329 31.46998 0.2018859</text:span></text:p>
      <text:p text:style-name="P376"><text:span text:style-name="T377">4-1</text:span><text:span text:style-name="T378"><text:s/>34.836923 <text:s/>13.3311078 56.34274<text:s/></text:span><text:span text:style-name="T379">0.0005362</text:span></text:p>
      <text:p text:style-name="P380"><text:span text:style-name="T381">3-2 11.730000 <text:s/>-7.5654029 31.02540 0.3734535</text:span></text:p>
      <text:p text:style-name="P382"><text:span text:style-name="T383">4-2</text:span><text:span text:style-name="T384"><text:s/>33.090000 <text:s/>10.4833063 55.69669<text:s/></text:span><text:span text:style-name="T385">0.0018562</text:span></text:p>
      <text:p text:style-name="P386"><text:span text:style-name="T387">4-3 21.360000 <text:s/>-0.1458153 42.86582 0.0521481</text:span></text:p>
      <text:p text:style-name="P388">Significant differences between:</text:p>
      <text:list text:style-name="LFO1" text:continue-numbering="true">
        <text:list-item>
          <text:p text:style-name="P389">WithPCS: C4 has higher tmt_diff compared to C1 and C2</text:p>
        </text:list-item>
        <text:list-item>
          <text:p text:style-name="P390">WithPCS: Borderline significant difference between C4 and C3</text:p>
        </text:list-item>
      </text:list>
      <text:p text:style-name="P391"/>
      <text:p text:style-name="P392"># Cognitive variables actual values - WithoutPCS</text:p>
      <text:p text:style-name="P393">&gt; tukey_results_withoutPCS</text:p>
      <text:p text:style-name="P394">$pvt_reaction_time</text:p>
      <text:p text:style-name="P395"><text:s text:c="2"/>Tukey multiple comparisons of means</text:p>
      <text:p text:style-name="P396"><text:s text:c="4"/>95% family-wise confidence level</text:p>
      <text:p text:style-name="P397"/>
      <text:p text:style-name="P398">$`as.factor(withoutPCS_data$cluster)`</text:p>
      <text:p text:style-name="P399"><text:s text:c="12"/>diff <text:s text:c="8"/>lwr <text:s text:c="8"/>upr <text:s text:c="4"/>p adj</text:p>
      <text:p text:style-name="P400"><text:span text:style-name="T401">2-1</text:span><text:span text:style-name="T402"><text:s/>-0.058896296 -0.09496554 -0.02282705<text:s/></text:span><text:span text:style-name="T403">0.0008321</text:span></text:p>
      <text:p text:style-name="P404"><text:span text:style-name="T405">3-1</text:span><text:span text:style-name="T406"><text:s/>-0.052786687 -0.10286368 -0.00270969<text:s/></text:span><text:span text:style-name="T407">0.0362728</text:span></text:p>
      <text:p text:style-name="P408"><text:span text:style-name="T409">4-1</text:span><text:span text:style-name="T410"><text:s text:c="2"/>0.084180691 <text:s/>0.01087547 <text:s/>0.15748591<text:s/></text:span><text:span text:style-name="T411">0.0203409</text:span></text:p>
      <text:p text:style-name="P412">3-2 <text:s/>0.006109609 -0.03462409 <text:s/>0.04684330 0.9753364</text:p>
      <text:p text:style-name="P413"><text:span text:style-name="T414">4-2</text:span><text:span text:style-name="T415"><text:s text:c="2"/>0.143076987 <text:s/>0.07580751 <text:s/>0.21034647<text:s/></text:span><text:span text:style-name="T416">0.0000300</text:span></text:p>
      <text:p text:style-name="P417"><text:span text:style-name="T418">4-3</text:span><text:span text:style-name="T419"><text:s text:c="2"/>0.136967378 <text:s/>0.06125807 <text:s/>0.21267668<text:s/></text:span><text:span text:style-name="T420">0.0002520</text:span></text:p>
      <text:p text:style-name="P421">Significant differences between:</text:p>
      <text:list text:style-name="LFO1" text:continue-numbering="true">
        <text:list-item>
          <text:p text:style-name="P422">WithoutPCS: C2 and C3 significant shorter reaction time than C1</text:p>
        </text:list-item>
        <text:list-item>
          <text:p text:style-name="P423">WithoutPCS: C4 has significantly longer reaction time than C1,C2 and C3</text:p>
        </text:list-item>
      </text:list>
      <text:p text:style-name="P424">$nback_miss_1</text:p>
      <text:p text:style-name="P425"><text:s text:c="2"/>Tukey multiple comparisons of means</text:p>
      <text:p text:style-name="P426"><text:s text:c="4"/>95% family-wise confidence level</text:p>
      <text:p text:style-name="P427"/>
      <text:p text:style-name="P428">$`as.factor(withoutPCS_data$cluster)`</text:p>
      <text:p text:style-name="P429"><text:s text:c="9"/>diff <text:s text:c="7"/>lwr <text:s text:c="6"/>upr <text:s text:c="4"/>p adj</text:p>
      <text:p text:style-name="P430"><text:span text:style-name="T431">2-1</text:span><text:span text:style-name="T432"><text:s/>-6.592105 -11.583724 -1.600486<text:s/></text:span><text:span text:style-name="T433">0.0067323</text:span></text:p>
      <text:p text:style-name="P434">3-1 -4.750000 -11.680151 <text:s/>2.180151 0.2570190</text:p>
      <text:p text:style-name="P435">4-1 -1.750000 -11.894702 <text:s/>8.394702 0.9633309</text:p>
      <text:p text:style-name="P436">3-2 <text:s/>1.842105 <text:s/>-3.795027 <text:s/>7.479237 0.8026830</text:p>
      <text:p text:style-name="P437">4-2 <text:s/>4.842105 <text:s/>-4.467312 14.151523 0.4887665</text:p>
      <text:p text:style-name="P438"><text:span text:style-name="T439">4-3 <text:s/>3.000000 <text:s/>-7.477404 13.477404 0.8571620</text:span></text:p>
      <text:p text:style-name="P440">Significant differences between:</text:p>
      <text:list text:style-name="LFO1" text:continue-numbering="true">
        <text:list-item>
          <text:p text:style-name="P441">WithoutPCS: C2 significantly more missings than C1</text:p>
        </text:list-item>
      </text:list>
      <text:p text:style-name="P442">$nback_miss_2</text:p>
      <text:p text:style-name="P443"><text:s text:c="2"/>Tukey multiple comparisons of means</text:p>
      <text:p text:style-name="P444"><text:s text:c="4"/>95% family-wise confidence level</text:p>
      <text:p text:style-name="P445"/>
      <text:p text:style-name="P446">$`as.factor(withoutPCS_data$cluster)`</text:p>
      <text:p text:style-name="P447"><text:s text:c="9"/>diff <text:s text:c="8"/>lwr <text:s text:c="6"/>upr <text:s text:c="4"/>p adj</text:p>
      <text:p text:style-name="P448">2-1 -5.697368 -11.5133649 <text:s/>0.118628 0.0562946</text:p>
      <text:p text:style-name="P449">3-1 <text:s/>1.250000 <text:s/>-6.8246816 <text:s/>9.324682 0.9730096</text:p>
      <text:p text:style-name="P450">4-1 -3.750000 -15.5701236 <text:s/>8.070124 0.8161648</text:p>
      <text:p text:style-name="P451"><text:span text:style-name="T452">3-2</text:span><text:span text:style-name="T453"><text:s text:c="2"/>6.947368 <text:s text:c="2"/>0.3792508 13.515486<text:s/></text:span><text:span text:style-name="T454">0.0354889</text:span></text:p>
      <text:p text:style-name="P455">4-2 <text:s/>1.947368 <text:s/>-8.8995209 12.794258 0.9589843</text:p>
      <text:p text:style-name="P456"><text:span text:style-name="T457">4-3 -5.000000 -17.2077711 <text:s/>7.207771 0.6731786</text:span></text:p>
      <text:soft-page-break/>
      <text:p text:style-name="P458">Significant differences between:</text:p>
      <text:list text:style-name="LFO1" text:continue-numbering="true">
        <text:list-item>
          <text:p text:style-name="P459">WithoutPCS: C3 more missings than C2</text:p>
        </text:list-item>
        <text:list-item>
          <text:p text:style-name="P460">Borderline C2 and C1</text:p>
        </text:list-item>
      </text:list>
      <text:p text:style-name="P461">$tmt_a_time</text:p>
      <text:p text:style-name="P462"><text:s text:c="2"/>Tukey multiple comparisons of means</text:p>
      <text:p text:style-name="P463"><text:s text:c="4"/>95% family-wise confidence level</text:p>
      <text:p text:style-name="P464"/>
      <text:p text:style-name="P465">$`as.factor(withoutPCS_data$cluster)`</text:p>
      <text:p text:style-name="P466"><text:s text:c="9"/>diff <text:s text:c="8"/>lwr <text:s text:c="6"/>upr <text:s text:c="4"/>p adj</text:p>
      <text:p text:style-name="P467">2-1 -5.415789 -13.7404105 <text:s/>2.908832 0.2987057</text:p>
      <text:p text:style-name="P468">3-1 <text:s/>4.950000 <text:s/>-6.6075491 16.507549 0.6419691</text:p>
      <text:p text:style-name="P469">4-1 14.930000 <text:s/>-1.9885196 31.848520 0.0970044</text:p>
      <text:p text:style-name="P470"><text:span text:style-name="T471">3-2</text:span><text:span text:style-name="T472"><text:s/>10.365789 <text:s text:c="2"/>0.9646334 19.766946<text:s/></text:span><text:span text:style-name="T473">0.0270111</text:span></text:p>
      <text:p text:style-name="P474"><text:span text:style-name="T475">4-2</text:span><text:span text:style-name="T476"><text:s/>20.345789 <text:s text:c="2"/>4.8202912 35.871288<text:s/></text:span><text:span text:style-name="T477">0.0071955</text:span></text:p>
      <text:p text:style-name="P478"><text:span text:style-name="T479">4-3 <text:s/>9.980000 <text:s/>-7.4933719 27.453372 0.4087842</text:span></text:p>
      <text:p text:style-name="P480">Significant differences between:</text:p>
      <text:list text:style-name="LFO1" text:continue-numbering="true">
        <text:list-item>
          <text:p text:style-name="P481">WithoutPCS: C3 and C4 significantly slower than C2</text:p>
        </text:list-item>
      </text:list>
      <text:p text:style-name="P482">$tmt_b_time</text:p>
      <text:p text:style-name="P483"><text:s text:c="2"/>Tukey multiple comparisons of means</text:p>
      <text:p text:style-name="P484"><text:s text:c="4"/>95% family-wise confidence level</text:p>
      <text:p text:style-name="P485"/>
      <text:p text:style-name="P486">$`as.factor(withoutPCS_data$cluster)`</text:p>
      <text:p text:style-name="P487"><text:s text:c="10"/>diff <text:s text:c="8"/>lwr <text:s text:c="5"/>upr <text:s text:c="4"/>p adj</text:p>
      <text:p text:style-name="P488">2-1 <text:s/>-1.939474 -23.9245537 20.04561 0.9947401</text:p>
      <text:p text:style-name="P489">3-1 <text:s/>29.993333 <text:s/>-0.5298149 60.51648 0.0553137</text:p>
      <text:p text:style-name="P490">4-1 <text:s/>19.730000 -24.9513138 64.41131 0.6196556</text:p>
      <text:p text:style-name="P491"><text:span text:style-name="T492">3-2</text:span><text:span text:style-name="T493"><text:s text:c="2"/>31.932807 <text:s text:c="2"/>7.1046296 56.76098<text:s/></text:span><text:span text:style-name="T494">0.0084334</text:span></text:p>
      <text:p text:style-name="P495">4-2 <text:s/>21.669474 -19.3329119 62.67186 0.4752699</text:p>
      <text:p text:style-name="P496"><text:span text:style-name="T497">4-3 -10.263333 -56.4099958 35.88333 0.9261010</text:span></text:p>
      <text:p text:style-name="P498">Significant differences between:</text:p>
      <text:list text:style-name="LFO1" text:continue-numbering="true">
        <text:list-item>
          <text:p text:style-name="P499">WithoutPCS: C3 significantly slower than C2</text:p>
        </text:list-item>
      </text:list>
      <text:p text:style-name="P500"/>
      <text:p text:style-name="P501"># Cognitive variables winsorized Data</text:p>
      <text:p text:style-name="P502">$pvt_reaction_time_w</text:p>
      <text:p text:style-name="P503"><text:s text:c="2"/>Tukey multiple comparisons of means</text:p>
      <text:p text:style-name="P504"><text:s text:c="4"/>95% family-wise confidence level</text:p>
      <text:p text:style-name="P505"/>
      <text:p text:style-name="P506">$`as.factor(cluster)`</text:p>
      <text:p text:style-name="P507"><text:s text:c="11"/>diff <text:s text:c="9"/>lwr <text:s text:c="8"/>upr <text:s text:c="4"/>p adj</text:p>
      <text:p text:style-name="P508"><text:span text:style-name="T509">2-1</text:span><text:span text:style-name="T510"><text:s/>-0.07410493 -0.098301878 -0.04990798<text:s/></text:span><text:span text:style-name="T511">0.0000000</text:span></text:p>
      <text:p text:style-name="P512"><text:span text:style-name="T513">3-1</text:span><text:span text:style-name="T514"><text:s/>-0.05788375 -0.085475401 -0.03029210<text:s/></text:span><text:span text:style-name="T515">0.0000035</text:span></text:p>
      <text:p text:style-name="P516"><text:span text:style-name="T517">4-1</text:span><text:span text:style-name="T518"><text:s text:c="2"/>0.04896256 <text:s/>0.014999587 <text:s/>0.08292554<text:s/></text:span><text:span text:style-name="T519">0.0017700</text:span></text:p>
      <text:p text:style-name="P520">3-2 <text:s/>0.01622118 -0.008447874 <text:s/>0.04089023 0.3150419</text:p>
      <text:p text:style-name="P521"><text:span text:style-name="T522">4-2</text:span><text:span text:style-name="T523"><text:s text:c="2"/>0.12306749 <text:s/>0.091432911 <text:s/>0.15470207<text:s/></text:span><text:span text:style-name="T524">0.0000000</text:span></text:p>
      <text:p text:style-name="P525"><text:span text:style-name="T526">4-3</text:span><text:span text:style-name="T527"><text:s text:c="2"/>0.10684631 <text:s/>0.072545387 <text:s/>0.14114724<text:s/></text:span><text:span text:style-name="T528">0.0000000</text:span></text:p>
      <text:p text:style-name="P529">Significant differences between:</text:p>
      <text:list text:style-name="LFO1" text:continue-numbering="true">
        <text:list-item>
          <text:p text:style-name="P530">C2 and C3 have significantly lower reaction times than C1</text:p>
        </text:list-item>
        <text:list-item>
          <text:p text:style-name="P531">C4 has higher reaction times than C1, C2, C3</text:p>
        </text:list-item>
      </text:list>
      <text:p text:style-name="P532">$tmt_a_time_w</text:p>
      <text:p text:style-name="P533"><text:s text:c="2"/>Tukey multiple comparisons of means</text:p>
      <text:p text:style-name="P534"><text:s text:c="4"/>95% family-wise confidence level</text:p>
      <text:p text:style-name="P535"/>
      <text:p text:style-name="P536">$`as.factor(cluster)`</text:p>
      <text:p text:style-name="P537"><text:s text:c="9"/>diff <text:s text:c="8"/>lwr <text:s text:c="6"/>upr <text:s text:c="4"/>p adj</text:p>
      <text:p text:style-name="P538"><text:span text:style-name="T539">2-1</text:span><text:span text:style-name="T540"><text:s/>-6.419310 -11.0300296 -1.808591<text:s/></text:span><text:span text:style-name="T541">0.0026843</text:span></text:p>
      <text:p text:style-name="P542">3-1 <text:s/>4.750391 <text:s/>-0.5071876 10.007969 0.0906829</text:p>
      <text:p text:style-name="P543"><text:span text:style-name="T544">4-1</text:span><text:span text:style-name="T545"><text:s/>10.533281 <text:s text:c="2"/>4.0616498 17.004913<text:s/></text:span><text:span text:style-name="T546">0.0003413</text:span></text:p>
      <text:p text:style-name="P547"><text:span text:style-name="T548">3-2</text:span><text:span text:style-name="T549"><text:s/>11.169701 <text:s text:c="2"/>6.4690231 15.870379<text:s/></text:span><text:span text:style-name="T550">0.0000002</text:span></text:p>
      <text:p text:style-name="P551"><text:span text:style-name="T552">4-2</text:span><text:span text:style-name="T553"><text:s/>16.952592 <text:s/>10.9246353 22.980548<text:s/></text:span><text:span text:style-name="T554">0.0000000</text:span></text:p>
      <text:soft-page-break/>
      <text:p text:style-name="P555"><text:span text:style-name="T556">4-3 <text:s/>5.782891 <text:s/>-0.7531367 12.318918 0.1011462</text:span></text:p>
      <text:p text:style-name="P557">Significant differences between:</text:p>
      <text:list text:style-name="LFO1" text:continue-numbering="true">
        <text:list-item>
          <text:p text:style-name="P558">C2 lower time than C1</text:p>
        </text:list-item>
        <text:list-item>
          <text:p text:style-name="P559">C4 has significantly higher time than C1 and C2</text:p>
        </text:list-item>
        <text:list-item>
          <text:p text:style-name="P560">C3 has significantly higher time than C2</text:p>
        </text:list-item>
      </text:list>
      <text:p text:style-name="P561">$tmt_b_time_w</text:p>
      <text:p text:style-name="P562"><text:s text:c="2"/>Tukey multiple comparisons of means</text:p>
      <text:p text:style-name="P563"><text:s text:c="4"/>95% family-wise confidence level</text:p>
      <text:p text:style-name="P564"/>
      <text:p text:style-name="P565">$`as.factor(cluster)`</text:p>
      <text:p text:style-name="P566"><text:s text:c="9"/>diff <text:s text:c="7"/>lwr <text:s text:c="6"/>upr <text:s text:c="4"/>p adj</text:p>
      <text:p text:style-name="P567">2-1 -3.565822 -12.861532 <text:s/>5.729889 0.7435482</text:p>
      <text:p text:style-name="P568"><text:span text:style-name="T569">3-1</text:span><text:span text:style-name="T570"><text:s/>18.469733 <text:s text:c="2"/>7.869885 29.069582<text:s/></text:span><text:span text:style-name="T571">0.0001171</text:span></text:p>
      <text:p text:style-name="P572"><text:span text:style-name="T573">4-1</text:span><text:span text:style-name="T574"><text:s/>30.163952 <text:s/>17.116441 43.211464<text:s/></text:span><text:span text:style-name="T575">0.0000004</text:span></text:p>
      <text:p text:style-name="P576"><text:span text:style-name="T577">3-2</text:span><text:span text:style-name="T578"><text:s/>22.035555 <text:s/>12.558478 31.512632<text:s/></text:span><text:span text:style-name="T579">0.0000003</text:span></text:p>
      <text:p text:style-name="P580"><text:span text:style-name="T581">4-2</text:span><text:span text:style-name="T582"><text:s/>33.729774 <text:s/>21.576759 45.882788<text:s/></text:span><text:span text:style-name="T583">0.0000000</text:span></text:p>
      <text:p text:style-name="P584"><text:span text:style-name="T585">4-3 11.694219 <text:s/>-1.483122 24.871560 0.0995955</text:span></text:p>
      <text:p text:style-name="P586">Significant differences between:</text:p>
      <text:list text:style-name="LFO1" text:continue-numbering="true">
        <text:list-item>
          <text:p text:style-name="P587">C3 and C4 significantly higher time than C1 and C2</text:p>
        </text:list-item>
      </text:list>
      <text:p text:style-name="P588">$tmt_diff_w</text:p>
      <text:p text:style-name="P589"><text:s text:c="2"/>Tukey multiple comparisons of means</text:p>
      <text:p text:style-name="P590"><text:s text:c="4"/>95% family-wise confidence level</text:p>
      <text:p text:style-name="P591"/>
      <text:p text:style-name="P592">$`as.factor(cluster)`</text:p>
      <text:p text:style-name="P593"><text:s text:c="9"/>diff <text:s text:c="6"/>lwr <text:s text:c="5"/>upr <text:s text:c="4"/>p adj</text:p>
      <text:p text:style-name="P594">2-1 <text:s/>2.853489 -6.124869 11.83185 0.8363185</text:p>
      <text:p text:style-name="P595"><text:span text:style-name="T596">3-1</text:span><text:span text:style-name="T597"><text:s/>13.719343 <text:s/>3.481371 23.95732<text:s/></text:span><text:span text:style-name="T598">0.0041260</text:span></text:p>
      <text:p text:style-name="P599"><text:span text:style-name="T600">4-1</text:span><text:span text:style-name="T601"><text:s/>19.630671 <text:s/>7.028598 32.23274<text:s/></text:span><text:span text:style-name="T602">0.0006422</text:span></text:p>
      <text:p text:style-name="P603"><text:span text:style-name="T604">3-2</text:span><text:span text:style-name="T605"><text:s/>10.865854 <text:s/>1.712322 20.01939<text:s/></text:span><text:span text:style-name="T606">0.0135921</text:span></text:p>
      <text:p text:style-name="P607"><text:span text:style-name="T608">4-2</text:span><text:span text:style-name="T609"><text:s/>16.777182 <text:s/>5.039069 28.51530<text:s/></text:span><text:span text:style-name="T610">0.0019660</text:span></text:p>
      <text:p text:style-name="P611"><text:span text:style-name="T612">4-3 <text:s/>5.911328 -6.816141 18.63880 0.6138830</text:span></text:p>
      <text:p text:style-name="P613">Significant differences between:</text:p>
      <text:list text:style-name="LFO1" text:continue-numbering="true">
        <text:list-item>
          <text:p text:style-name="P614">C3 and C4 higher differences than C1 and C2</text:p>
        </text:list-item>
      </text:list>
      <text:p text:style-name="P615"/>
      <text:p text:style-name="P616"># Cognitive variables winsorized Data - WithPCS</text:p>
      <text:p text:style-name="P617">&gt; tukey_results_withPCS</text:p>
      <text:p text:style-name="P618">$pvt_reaction_time_w</text:p>
      <text:p text:style-name="P619"><text:s text:c="2"/>Tukey multiple comparisons of means</text:p>
      <text:p text:style-name="P620"><text:s text:c="4"/>95% family-wise confidence level</text:p>
      <text:p text:style-name="P621"/>
      <text:p text:style-name="P622">$`as.factor(withPCS_data$cluster)`</text:p>
      <text:p text:style-name="P623"><text:s text:c="11"/>diff <text:s text:c="9"/>lwr <text:s text:c="8"/>upr <text:s text:c="4"/>p adj</text:p>
      <text:p text:style-name="P624"><text:span text:style-name="T625">2-1</text:span><text:span text:style-name="T626"><text:s/>-0.07624085 -0.114234672 -0.03824704<text:s/></text:span><text:span text:style-name="T627">0.0000214</text:span></text:p>
      <text:p text:style-name="P628"><text:span text:style-name="T629">3-1</text:span><text:span text:style-name="T630"><text:s/>-0.06035277 -0.095782187 -0.02492335<text:s/></text:span><text:span text:style-name="T631">0.0002711</text:span></text:p>
      <text:p text:style-name="P632">4-1 <text:s/>0.04116117 -0.001185086 <text:s/>0.08350742 0.0593959</text:p>
      <text:p text:style-name="P633">3-2 <text:s/>0.01588808 -0.022105732 <text:s/>0.05388190 0.6782792</text:p>
      <text:p text:style-name="P634"><text:span text:style-name="T635">4-2</text:span><text:span text:style-name="T636"><text:s text:c="2"/>0.11740202 <text:s/>0.072888073 <text:s/>0.16191597<text:s/></text:span><text:span text:style-name="T637">0.0000001</text:span></text:p>
      <text:p text:style-name="P638"><text:span text:style-name="T639">4-3</text:span><text:span text:style-name="T640"><text:s text:c="2"/>0.10151394 <text:s/>0.059167684 <text:s/>0.14386019<text:s/></text:span><text:span text:style-name="T641">0.0000008</text:span></text:p>
      <text:p text:style-name="P642">Significant differences between:</text:p>
      <text:list text:style-name="LFO1" text:continue-numbering="true">
        <text:list-item>
          <text:p text:style-name="P643">WithPCS: C2 and C3 have lower reaction time than C1 and C4</text:p>
        </text:list-item>
      </text:list>
      <text:p text:style-name="P644">$tmt_a_time_w</text:p>
      <text:p text:style-name="P645"><text:s text:c="2"/>Tukey multiple comparisons of means</text:p>
      <text:p text:style-name="P646"><text:s text:c="4"/>95% family-wise confidence level</text:p>
      <text:p text:style-name="P647"/>
      <text:p text:style-name="P648">$`as.factor(withPCS_data$cluster)`</text:p>
      <text:p text:style-name="P649"><text:s text:c="9"/>diff <text:s text:c="7"/>lwr <text:s text:c="7"/>upr <text:s text:c="4"/>p adj</text:p>
      <text:p text:style-name="P650">2-1 -6.001231 -12.855987 <text:s/>0.8535254 0.1043696</text:p>
      <text:p text:style-name="P651">3-1 <text:s/>4.592019 <text:s/>-1.800074 10.9841123 0.2333638</text:p>
      <text:p text:style-name="P652"><text:span text:style-name="T653">4-1</text:span><text:span text:style-name="T654"><text:s text:c="2"/>9.664519 <text:s text:c="2"/>2.024507 17.3045317<text:s/></text:span><text:span text:style-name="T655">0.0083088</text:span></text:p>
      <text:soft-page-break/>
      <text:p text:style-name="P656"><text:span text:style-name="T657">3-2</text:span><text:span text:style-name="T658"><text:s/>10.593250 <text:s text:c="2"/>3.738494 17.4480061<text:s/></text:span><text:span text:style-name="T659">0.0009753</text:span></text:p>
      <text:p text:style-name="P660"><text:span text:style-name="T661">4-2</text:span><text:span text:style-name="T662"><text:s/>15.665750 <text:s text:c="2"/>7.634647 23.6968532<text:s/></text:span><text:span text:style-name="T663">0.0000344</text:span></text:p>
      <text:p text:style-name="P664"><text:span text:style-name="T665">4-3 <text:s/>5.072500 <text:s/>-2.567513 12.7125125 0.2973581</text:span></text:p>
      <text:p text:style-name="P666">Significant differences between:</text:p>
      <text:list text:style-name="LFO1" text:continue-numbering="true">
        <text:list-item>
          <text:p text:style-name="P667">WithPCS: C4 has higher TMT a time compared to C1 and C2</text:p>
        </text:list-item>
        <text:list-item>
          <text:p text:style-name="P668">WithPCS: C3 has higher TMT a time compared to C2</text:p>
        </text:list-item>
      </text:list>
      <text:p text:style-name="P669">$tmt_b_time_w</text:p>
      <text:p text:style-name="P670"><text:s text:c="2"/>Tukey multiple comparisons of means</text:p>
      <text:p text:style-name="P671"><text:s text:c="4"/>95% family-wise confidence level</text:p>
      <text:p text:style-name="P672"/>
      <text:p text:style-name="P673">$`as.factor(withPCS_data$cluster)`</text:p>
      <text:p text:style-name="P674"><text:s text:c="9"/>diff <text:s text:c="8"/>lwr <text:s text:c="6"/>upr <text:s text:c="4"/>p adj</text:p>
      <text:p text:style-name="P675">2-1 -4.254308 -17.2885699 <text:s/>8.779954 0.8172798</text:p>
      <text:p text:style-name="P676"><text:span text:style-name="T677">3-1</text:span><text:span text:style-name="T678"><text:s/>17.469135 <text:s text:c="2"/>5.3146225 29.623647<text:s/></text:span><text:span text:style-name="T679">0.0022797</text:span></text:p>
      <text:p text:style-name="P680"><text:span text:style-name="T681">4-1</text:span><text:span text:style-name="T682"><text:s/>31.405907 <text:s/>16.8784859 45.933327<text:s/></text:span><text:span text:style-name="T683">0.0000057</text:span></text:p>
      <text:p text:style-name="P684"><text:span text:style-name="T685">3-2</text:span><text:span text:style-name="T686"><text:s/>21.723442 <text:s text:c="2"/>8.6891801 34.757704<text:s/></text:span><text:span text:style-name="T687">0.0003666</text:span></text:p>
      <text:p text:style-name="P688"><text:span text:style-name="T689">4-2</text:span><text:span text:style-name="T690"><text:s/>35.660214 <text:s/>20.3891378 50.931291<text:s/></text:span><text:span text:style-name="T691">0.0000013</text:span></text:p>
      <text:p text:style-name="P692"><text:span text:style-name="T693">4-3 13.936772 <text:s/>-0.5906487 28.464193 0.0641323</text:span></text:p>
      <text:p text:style-name="P694">Significant differences between:</text:p>
      <text:list text:style-name="LFO1" text:continue-numbering="true">
        <text:list-item>
          <text:p text:style-name="P695">WithPCS: C3 and C4 have higher time compared to C1 and C2</text:p>
        </text:list-item>
      </text:list>
      <text:p text:style-name="P696">$tmt_diff_w</text:p>
      <text:p text:style-name="P697"><text:s text:c="2"/>Tukey multiple comparisons of means</text:p>
      <text:p text:style-name="P698"><text:span text:style-name="T699"><text:s text:c="4"/></text:span><text:span text:style-name="T700">95% family-wise confidence level</text:span></text:p>
      <text:p text:style-name="P701"/>
      <text:p text:style-name="P702">$`as.factor(withPCS_data$cluster)`</text:p>
      <text:p text:style-name="P703"><text:s text:c="9"/>diff <text:s text:c="8"/>lwr <text:s text:c="5"/>upr <text:s text:c="4"/>p adj</text:p>
      <text:p text:style-name="P704">2-1 <text:s/>1.746923 -11.3867950 14.88064 0.9841865</text:p>
      <text:p text:style-name="P705"><text:span text:style-name="T706">3-1</text:span><text:span text:style-name="T707"><text:s/>12.877115 <text:s text:c="2"/>0.6298602 25.12437<text:s/></text:span><text:span text:style-name="T708">0.0360914</text:span></text:p>
      <text:p text:style-name="P709"><text:span text:style-name="T710">4-1</text:span><text:span text:style-name="T711"><text:s/>21.741387 <text:s text:c="2"/>7.1031175 36.37966<text:s/></text:span><text:span text:style-name="T712">0.0015688</text:span></text:p>
      <text:p text:style-name="P713">3-2 11.130192 <text:s/>-2.0035257 24.26391 0.1217862</text:p>
      <text:p text:style-name="P714"><text:span text:style-name="T715">4-2</text:span><text:span text:style-name="T716"><text:s/>19.994464 <text:s text:c="2"/>4.6068643 35.38206<text:s/></text:span><text:span text:style-name="T717">0.0064610</text:span></text:p>
      <text:p text:style-name="P718"><text:span text:style-name="T719">4-3 <text:s/>8.864272 <text:s/>-5.7739979 23.50254 0.3768724</text:span></text:p>
      <text:p text:style-name="P720">Significant differences between:</text:p>
      <text:list text:style-name="LFO1" text:continue-numbering="true">
        <text:list-item>
          <text:p text:style-name="P721">WithPCS: C3 and C4 have higher differences than C1</text:p>
        </text:list-item>
        <text:list-item>
          <text:p text:style-name="P722">WithPCS: C4 has higher differences than C2</text:p>
        </text:list-item>
      </text:list>
      <text:p text:style-name="P723"/>
      <text:p text:style-name="P724"># Cognitive variables winsorized Data - WithoutPCS</text:p>
      <text:p text:style-name="P725">&gt; tukey_results_withoutPCS</text:p>
      <text:p text:style-name="P726">$pvt_reaction_time_w</text:p>
      <text:p text:style-name="P727"><text:s text:c="2"/>Tukey multiple comparisons of means</text:p>
      <text:p text:style-name="P728"><text:s text:c="4"/>95% family-wise confidence level</text:p>
      <text:p text:style-name="P729"/>
      <text:p text:style-name="P730">$`as.factor(withoutPCS_data$cluster)`</text:p>
      <text:p text:style-name="P731"><text:s text:c="12"/>diff <text:s text:c="8"/>lwr <text:s text:c="8"/>upr <text:s text:c="4"/>p adj</text:p>
      <text:p text:style-name="P732"><text:span text:style-name="T733">2-1</text:span><text:span text:style-name="T734"><text:s/>-0.058896296 -0.09496554 -0.02282705<text:s/></text:span><text:span text:style-name="T735">0.0008321</text:span></text:p>
      <text:p text:style-name="P736"><text:span text:style-name="T737">3-1</text:span><text:span text:style-name="T738"><text:s/>-0.052786687 -0.10286368 -0.00270969<text:s/></text:span><text:span text:style-name="T739">0.0362728</text:span></text:p>
      <text:p text:style-name="P740"><text:span text:style-name="T741">4-1</text:span><text:span text:style-name="T742"><text:s text:c="2"/>0.084180691 <text:s/>0.01087547 <text:s/>0.15748591<text:s/></text:span><text:span text:style-name="T743">0.0203409</text:span></text:p>
      <text:p text:style-name="P744">3-2 <text:s/>0.006109609 -0.03462409 <text:s/>0.04684330 0.9753364</text:p>
      <text:p text:style-name="P745"><text:span text:style-name="T746">4-2</text:span><text:span text:style-name="T747"><text:s text:c="2"/>0.143076987 <text:s/>0.07580751 <text:s/>0.21034647<text:s/></text:span><text:span text:style-name="T748">0.0000300</text:span></text:p>
      <text:p text:style-name="P749"><text:span text:style-name="T750">4-3</text:span><text:span text:style-name="T751"><text:s text:c="2"/>0.136967378 <text:s/>0.06125807 <text:s/>0.21267668<text:s/></text:span><text:span text:style-name="T752">0.0002520</text:span></text:p>
      <text:p text:style-name="P753">Significant differences between:</text:p>
      <text:list text:style-name="LFO1" text:continue-numbering="true">
        <text:list-item>
          <text:p text:style-name="P754">WithoutPCS:<text:s/>C4 has higher reaction time than C1, C2 and C3</text:p>
        </text:list-item>
        <text:list-item>
          <text:p text:style-name="P755">WithoutPCS: C1 has higher reaction time than C2 and C3</text:p>
        </text:list-item>
      </text:list>
      <text:p text:style-name="P756">$tmt_a_time_w</text:p>
      <text:p text:style-name="P757"><text:s text:c="2"/>Tukey multiple comparisons of means</text:p>
      <text:p text:style-name="P758"><text:s text:c="4"/>95% family-wise confidence level</text:p>
      <text:p text:style-name="P759"/>
      <text:p text:style-name="P760">$`as.factor(withoutPCS_data$cluster)`</text:p>
      <text:soft-page-break/>
      <text:p text:style-name="P761"><text:s text:c="9"/>diff <text:s text:c="8"/>lwr <text:s text:c="6"/>upr <text:s text:c="4"/>p adj</text:p>
      <text:p text:style-name="P762">2-1 -5.415789 -13.7404105 <text:s/>2.908832 0.2987057</text:p>
      <text:p text:style-name="P763">3-1 <text:s/>4.950000 <text:s/>-6.6075491 16.507549 0.6419691</text:p>
      <text:p text:style-name="P764">4-1 14.930000 <text:s/>-1.9885196 31.848520 0.0970044</text:p>
      <text:p text:style-name="P765"><text:span text:style-name="T766">3-2</text:span><text:span text:style-name="T767"><text:s/>10.365789 <text:s text:c="2"/>0.9646334 19.766946<text:s/></text:span><text:span text:style-name="T768">0.0270111</text:span></text:p>
      <text:p text:style-name="P769"><text:span text:style-name="T770">4-2</text:span><text:span text:style-name="T771"><text:s/>20.345789 <text:s text:c="2"/>4.8202912 35.871288<text:s/></text:span><text:span text:style-name="T772">0.0071955</text:span></text:p>
      <text:p text:style-name="P773"><text:span text:style-name="T774">4-3 <text:s/>9.980000 <text:s/>-7.4933719 27.453372 0.4087842</text:span></text:p>
      <text:p text:style-name="P775">Significant differences between:</text:p>
      <text:list text:style-name="LFO1" text:continue-numbering="true">
        <text:list-item>
          <text:p text:style-name="P776">WithoutPCS: C3 and C4 have higher completion time than C2</text:p>
        </text:list-item>
      </text:list>
      <text:p text:style-name="P777">$tmt_b_time_w</text:p>
      <text:p text:style-name="P778"><text:s text:c="2"/>Tukey multiple comparisons of means</text:p>
      <text:p text:style-name="P779"><text:s text:c="4"/>95% family-wise confidence level</text:p>
      <text:p text:style-name="P780"/>
      <text:p text:style-name="P781">$`as.factor(withoutPCS_data$cluster)`</text:p>
      <text:p text:style-name="P782"><text:s text:c="9"/>diff <text:s text:c="7"/>lwr <text:s text:c="5"/>upr <text:s text:c="4"/>p adj</text:p>
      <text:p text:style-name="P783">2-1 -1.939474 -20.453302 16.57436 0.9912820</text:p>
      <text:p text:style-name="P784">3-1 22.302917 <text:s/>-3.400894 48.00673 0.1050318</text:p>
      <text:p text:style-name="P785">4-1 19.730000 -17.896526 57.35653 0.4819168</text:p>
      <text:p text:style-name="P786"><text:span text:style-name="T787">3-2</text:span><text:span text:style-name="T788"><text:s/>24.242390 <text:s text:c="2"/>3.334364 45.15042<text:s/></text:span><text:span text:style-name="T789">0.0189721</text:span></text:p>
      <text:p text:style-name="P790">4-2 21.669474 -12.858995 56.19794 0.3284997</text:p>
      <text:p text:style-name="P791"><text:span text:style-name="T792">4-3 -2.572917 -41.433426 36.28759 0.9977518</text:span></text:p>
      <text:p text:style-name="P793">Significant differences between:</text:p>
      <text:list text:style-name="LFO1" text:continue-numbering="true">
        <text:list-item>
          <text:p text:style-name="P794">WithoutPCS: C3 higher completion time than C2</text:p>
        </text:list-item>
      </text:list>
      <text:p text:style-name="P795"/>
      <text:p text:style-name="P796">Summary:</text:p>
      <text:list text:style-name="LFO1" text:continue-numbering="true">
        <text:list-item>
          <text:p text:style-name="P797">C1 performed best everywhere except for tmt_diff</text:p>
        </text:list-item>
        <text:list-item>
          <text:p text:style-name="P798">C4 performed worst everywhere</text:p>
        </text:list-item>
        <text:list-item>
          <text:p text:style-name="P799">Always a significant difference between C1 and C4</text:p>
        </text:list-item>
        <text:list-item>
          <text:p text:style-name="P800">C3 significantly better in PVT reaction time compared to C1 (with and without winsorizing)</text:p>
        </text:list-item>
        <text:list-item>
          <text:p text:style-name="P801">No significant differences between C3 and C1 in tmtA time</text:p>
        </text:list-item>
        <text:list-item>
          <text:p text:style-name="P802"><text:span text:style-name="T803"><text:s/>C1 significantly better in tmtB time<text:s/></text:span><text:span text:style-name="T804">compared to C3 (with and without winsorizing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Console" svg:font-family="Lucida Console" style:font-family-generic="modern" style:font-pitch="fixed" svg:panose-1="2 11 6 9 4 5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HTMLPreformatted" style:display-name="HTML Preformatted" style:family="paragraph" style:parent-style-name="Normal">
      <style:paragraph-properties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gntyacmbo3b" style:display-name="gntyacmbo3b" style:family="text" style:parent-style-name="DefaultParagraphFont"/>
    <style:style style:name="gntyacmbf4b" style:display-name="gntyacmbf4b" style:family="text" style:parent-style-name="DefaultParagraphFont"/>
    <style:style style:name="gntyacmbe3b" style:display-name="gntyacmbe3b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17:15:00Z</meta:creation-date>
    <dc:date>2024-07-09T07:37:00Z</dc:date>
    <meta:template xlink:href="Normal.dotm" xlink:type="simple"/>
    <meta:editing-cycles>19</meta:editing-cycles>
    <meta:editing-duration>PT0S</meta:editing-duration>
    <meta:user-defined meta:name="GrammarlyDocumentId">7a64cbdb-7780-4642-82ea-41af99f16bae</meta:user-defined>
    <meta:document-statistic meta:page-count="8" meta:paragraph-count="493" meta:word-count="2116" meta:character-count="16270" meta:row-count="472" meta:non-whitespace-character-count="14647"/>
  </office:meta>
</office:document-meta>
</file>